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fe7f5" draw:textarea-horizontal-align="justify" draw:textarea-vertical-align="middle" draw:auto-grow-height="false" fo:min-height="0.744cm" fo:min-width="2.95cm"/>
    </style:style>
    <style:style style:name="gr2" style:family="graphic" style:parent-style-name="standard">
      <style:graphic-properties draw:fill-color="#cfe7f5" draw:textarea-horizontal-align="justify" draw:textarea-vertical-align="middle" draw:auto-grow-height="false" fo:min-height="1.356cm" fo:min-width="2.503cm"/>
    </style:style>
    <style:style style:name="gr3" style:family="graphic" style:parent-style-name="standard">
      <style:graphic-properties draw:fill-color="#cfe7f5" draw:textarea-horizontal-align="justify" draw:textarea-vertical-align="middle" draw:auto-grow-height="false" fo:min-height="1.241cm" fo:min-width="4.166cm"/>
    </style:style>
    <style:style style:name="gr4" style:family="graphic" style:parent-style-name="standard">
      <style:graphic-properties draw:fill-color="#cfe7f5" draw:textarea-horizontal-align="justify" draw:textarea-vertical-align="middle" draw:auto-grow-height="false" fo:min-height="0.896cm" fo:min-width="3.44cm"/>
    </style:style>
    <style:style style:name="gr5" style:family="graphic" style:parent-style-name="standard">
      <style:graphic-properties draw:fill-color="#cfe7f5" draw:textarea-horizontal-align="justify" draw:textarea-vertical-align="middle" draw:auto-grow-height="false" fo:min-height="1.584cm" fo:min-width="3.684cm"/>
    </style:style>
    <style:style style:name="gr6" style:family="graphic" style:parent-style-name="standard">
      <style:graphic-properties draw:fill-color="#cfe7f5" draw:textarea-horizontal-align="justify" draw:textarea-vertical-align="middle" draw:auto-grow-height="false" fo:min-height="1.126cm" fo:min-width="3.734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ff6600" draw:marker-end="Arrow" draw:marker-end-width="0.3cm" draw:fill="none" draw:textarea-vertical-align="middle"/>
    </style:style>
    <style:style style:name="gr9" style:family="graphic" style:parent-style-name="standard">
      <style:graphic-properties draw:fill-color="#cfe7f5" draw:textarea-horizontal-align="justify" draw:textarea-vertical-align="middle" draw:auto-grow-height="false" fo:min-height="1.235cm" fo:min-width="2.539cm"/>
    </style:style>
    <style:style style:name="gr10" style:family="graphic" style:parent-style-name="standard">
      <style:graphic-properties draw:fill-color="#cfe7f5" draw:textarea-horizontal-align="justify" draw:textarea-vertical-align="middle" draw:auto-grow-height="false" fo:min-height="1.814cm" fo:min-width="4.001cm"/>
    </style:style>
    <style:style style:name="gr11" style:family="graphic" style:parent-style-name="standard">
      <style:graphic-properties draw:fill-color="#cfe7f5" draw:textarea-horizontal-align="justify" draw:textarea-vertical-align="middle" draw:auto-grow-height="false" fo:min-height="1.356cm" fo:min-width="3.392cm"/>
    </style:style>
    <style:style style:name="gr12" style:family="graphic" style:parent-style-name="standard">
      <style:graphic-properties draw:fill-color="#cfe7f5" draw:textarea-horizontal-align="justify" draw:textarea-vertical-align="middle" draw:auto-grow-height="false" fo:min-height="1.929cm" fo:min-width="3.33cm"/>
    </style:style>
    <style:style style:name="gr13" style:family="graphic" style:parent-style-name="standard">
      <style:graphic-properties draw:fill-color="#cfe7f5" draw:textarea-horizontal-align="justify" draw:textarea-vertical-align="middle" draw:auto-grow-height="false" fo:min-height="1.409cm" fo:min-width="4.656cm"/>
    </style:style>
    <style:style style:name="gr14" style:family="graphic" style:parent-style-name="standard">
      <style:graphic-properties draw:fill-color="#cfe7f5" draw:textarea-horizontal-align="justify" draw:textarea-vertical-align="middle" draw:auto-grow-height="false" fo:min-height="1.146cm" fo:min-width="2.921cm"/>
    </style:style>
    <style:style style:name="gr15" style:family="graphic" style:parent-style-name="standard">
      <style:graphic-properties draw:fill-color="#cfe7f5" draw:textarea-horizontal-align="justify" draw:textarea-vertical-align="middle" draw:auto-grow-height="false" fo:min-height="1.126cm" fo:min-width="3.551cm"/>
    </style:style>
    <style:style style:name="gr16" style:family="graphic" style:parent-style-name="standard">
      <style:graphic-properties draw:fill-color="#cfe7f5" draw:textarea-horizontal-align="justify" draw:textarea-vertical-align="middle" draw:auto-grow-height="false" fo:min-height="1.897cm" fo:min-width="4.483cm"/>
    </style:style>
    <style:style style:name="gr17" style:family="graphic" style:parent-style-name="standard">
      <style:graphic-properties draw:fill-color="#cfe7f5" draw:textarea-horizontal-align="justify" draw:textarea-vertical-align="middle" draw:auto-grow-height="false" fo:min-height="0.896cm" fo:min-width="3.362cm"/>
    </style:style>
    <style:style style:name="gr18" style:family="graphic" style:parent-style-name="standard">
      <style:graphic-properties draw:fill-color="#cfe7f5" draw:textarea-horizontal-align="justify" draw:textarea-vertical-align="middle" draw:auto-grow-height="false" fo:min-height="1.699cm" fo:min-width="4.609cm"/>
    </style:style>
    <style:style style:name="gr19" style:family="graphic" style:parent-style-name="standard">
      <style:graphic-properties draw:fill-color="#cfe7f5" draw:textarea-horizontal-align="justify" draw:textarea-vertical-align="middle" draw:auto-grow-height="false" fo:min-height="1.929cm" fo:min-width="4.966cm"/>
    </style:style>
    <style:style style:name="gr20" style:family="graphic" style:parent-style-name="standard">
      <style:graphic-properties draw:fill-color="#cfe7f5" draw:textarea-horizontal-align="justify" draw:textarea-vertical-align="middle" draw:auto-grow-height="false" fo:min-height="1.048cm" fo:min-width="3.805cm"/>
    </style:style>
    <style:style style:name="gr21" style:family="graphic" style:parent-style-name="standard">
      <style:graphic-properties draw:fill-color="#cfe7f5" draw:textarea-horizontal-align="justify" draw:textarea-vertical-align="middle" draw:auto-grow-height="false" fo:min-height="1.336cm" fo:min-width="4.029cm"/>
    </style:style>
    <style:style style:name="gr22" style:family="graphic" style:parent-style-name="standard">
      <style:graphic-properties draw:fill-color="#cfe7f5" draw:textarea-horizontal-align="justify" draw:textarea-vertical-align="middle" draw:auto-grow-height="false" fo:min-height="1.393cm" fo:min-width="5.166cm"/>
    </style:style>
    <style:style style:name="gr23" style:family="graphic" style:parent-style-name="standard">
      <style:graphic-properties draw:fill-color="#cfe7f5" draw:textarea-horizontal-align="justify" draw:textarea-vertical-align="middle" draw:auto-grow-height="false" fo:min-height="1.148cm" fo:min-width="3.668cm"/>
    </style:style>
    <style:style style:name="gr24" style:family="graphic" style:parent-style-name="standard">
      <style:graphic-properties draw:fill-color="#cfe7f5" draw:textarea-horizontal-align="justify" draw:textarea-vertical-align="middle" draw:auto-grow-height="false" fo:min-height="1.15cm" fo:min-width="4.747cm"/>
    </style:style>
    <style:style style:name="gr25" style:family="graphic" style:parent-style-name="standard">
      <style:graphic-properties draw:fill-color="#cfe7f5" draw:textarea-horizontal-align="justify" draw:textarea-vertical-align="middle" draw:auto-grow-height="false" fo:min-height="2.194cm" fo:min-width="5.078cm"/>
    </style:style>
    <style:style style:name="gr26" style:family="graphic" style:parent-style-name="standard">
      <style:graphic-properties draw:fill-color="#cfe7f5" draw:textarea-horizontal-align="justify" draw:textarea-vertical-align="middle" draw:auto-grow-height="false" fo:min-height="1.356cm" fo:min-width="3.138cm"/>
    </style:style>
    <style:style style:name="gr27" style:family="graphic" style:parent-style-name="standard">
      <style:graphic-properties draw:fill-color="#cfe7f5" draw:textarea-horizontal-align="justify" draw:textarea-vertical-align="middle" draw:auto-grow-height="false" fo:min-height="1.241cm" fo:min-width="3.785cm"/>
    </style:style>
    <style:style style:name="gr28" style:family="graphic" style:parent-style-name="standard">
      <style:graphic-properties draw:fill-color="#cfe7f5" draw:textarea-horizontal-align="justify" draw:textarea-vertical-align="middle" draw:auto-grow-height="false" fo:min-height="1.966cm" fo:min-width="4.215cm"/>
    </style:style>
    <style:style style:name="gr29" style:family="graphic" style:parent-style-name="standard">
      <style:graphic-properties draw:fill-color="#cfe7f5" draw:textarea-horizontal-align="justify" draw:textarea-vertical-align="middle" draw:auto-grow-height="false" fo:min-height="1.641cm" fo:min-width="5.519cm"/>
    </style:style>
    <style:style style:name="gr30" style:family="graphic" style:parent-style-name="standard">
      <style:graphic-properties draw:fill-color="#cfe7f5" draw:textarea-horizontal-align="justify" draw:textarea-vertical-align="middle" draw:auto-grow-height="false" fo:min-height="1.594cm" fo:min-width="5.017cm"/>
    </style:style>
    <style:style style:name="gr31" style:family="graphic" style:parent-style-name="standard">
      <style:graphic-properties draw:fill-color="#cfe7f5" draw:textarea-horizontal-align="justify" draw:textarea-vertical-align="middle" draw:auto-grow-height="false" fo:min-height="1.15cm" fo:min-width="4.112cm"/>
    </style:style>
    <style:style style:name="gr32" style:family="graphic" style:parent-style-name="standard">
      <style:graphic-properties draw:fill-color="#cfe7f5" draw:textarea-horizontal-align="justify" draw:textarea-vertical-align="middle" draw:auto-grow-height="false" fo:min-height="1.851cm" fo:min-width="5.497cm"/>
    </style:style>
    <style:style style:name="gr33" style:family="graphic" style:parent-style-name="standard">
      <style:graphic-properties draw:fill-color="#cfe7f5" draw:textarea-horizontal-align="justify" draw:textarea-vertical-align="middle" draw:auto-grow-height="false" fo:min-height="1.851cm" fo:min-width="4.989cm"/>
    </style:style>
    <style:style style:name="gr34" style:family="graphic" style:parent-style-name="standard">
      <style:graphic-properties draw:fill-color="#cfe7f5" draw:textarea-horizontal-align="justify" draw:textarea-vertical-align="middle" draw:auto-grow-height="false" fo:min-height="2.309cm" fo:min-width="4.876cm"/>
    </style:style>
    <style:style style:name="gr35" style:family="graphic" style:parent-style-name="standard">
      <style:graphic-properties draw:fill-color="#cfe7f5" draw:textarea-horizontal-align="justify" draw:textarea-vertical-align="middle" draw:auto-grow-height="false" fo:min-height="1.851cm" fo:min-width="5.053cm"/>
    </style:style>
    <style:style style:name="gr36" style:family="graphic" style:parent-style-name="standard">
      <style:graphic-properties draw:fill-color="#cfe7f5" draw:textarea-horizontal-align="justify" draw:textarea-vertical-align="middle" draw:auto-grow-height="false" fo:min-height="1.621cm" fo:min-width="5.077cm"/>
    </style:style>
    <style:style style:name="gr37" style:family="graphic" style:parent-style-name="standard">
      <style:graphic-properties draw:fill-color="#cfe7f5" draw:textarea-horizontal-align="justify" draw:textarea-vertical-align="middle" draw:auto-grow-height="false" fo:min-height="2.194cm" fo:min-width="5.65cm"/>
    </style:style>
    <style:style style:name="gr38" style:family="graphic" style:parent-style-name="standard">
      <style:graphic-properties draw:fill-color="#cfe7f5" draw:textarea-horizontal-align="justify" draw:textarea-vertical-align="middle" draw:auto-grow-height="false" fo:min-height="2.194cm" fo:min-width="4.888cm"/>
    </style:style>
    <style:style style:name="gr39" style:family="graphic" style:parent-style-name="standard">
      <style:graphic-properties draw:fill-color="#cfe7f5" draw:textarea-horizontal-align="justify" draw:textarea-vertical-align="middle" draw:auto-grow-height="false" fo:min-height="1.335cm" fo:min-width="5.299cm"/>
    </style:style>
    <style:style style:name="gr40" style:family="graphic" style:parent-style-name="standard">
      <style:graphic-properties draw:fill-color="#cfe7f5" draw:textarea-horizontal-align="justify" draw:textarea-vertical-align="middle" draw:auto-grow-height="false" fo:min-height="1.764cm" fo:min-width="5.886cm"/>
    </style:style>
    <style:style style:name="gr41" style:family="graphic" style:parent-style-name="standard">
      <style:graphic-properties draw:fill-color="#cfe7f5" draw:textarea-horizontal-align="justify" draw:textarea-vertical-align="middle" draw:auto-grow-height="false" fo:min-height="1.966cm" fo:min-width="5.866cm"/>
    </style:style>
    <style:style style:name="gr42" style:family="graphic" style:parent-style-name="standard">
      <style:graphic-properties draw:fill-color="#cfe7f5" draw:textarea-horizontal-align="justify" draw:textarea-vertical-align="middle" draw:auto-grow-height="false" fo:min-height="0.991cm" fo:min-width="3.811cm"/>
    </style:style>
    <style:style style:name="gr43" style:family="graphic" style:parent-style-name="standard">
      <style:graphic-properties draw:fill-color="#cfe7f5" draw:textarea-horizontal-align="justify" draw:textarea-vertical-align="middle" draw:auto-grow-height="false" fo:min-height="1.736cm" fo:min-width="5.001cm"/>
    </style:style>
    <style:style style:name="gr44" style:family="graphic" style:parent-style-name="objectwithoutfill">
      <style:graphic-properties svg:stroke-color="#9900ff" draw:marker-end="Arrow" draw:marker-end-width="0.3cm" draw:fill="none" draw:textarea-vertical-align="middle"/>
    </style:style>
    <style:style style:name="gr45" style:family="graphic" style:parent-style-name="standard">
      <style:graphic-properties draw:fill-color="#cfe7f5" draw:textarea-horizontal-align="justify" draw:textarea-vertical-align="middle" draw:auto-grow-height="false" fo:min-height="1.929cm" fo:min-width="4.346cm"/>
    </style:style>
    <style:style style:name="gr46" style:family="graphic" style:parent-style-name="standard">
      <style:graphic-properties draw:fill-color="#cfe7f5" draw:textarea-horizontal-align="justify" draw:textarea-vertical-align="middle" draw:auto-grow-height="false" fo:min-height="1.048cm" fo:min-width="3.551cm"/>
    </style:style>
    <style:style style:name="gr47" style:family="graphic" style:parent-style-name="standard">
      <style:graphic-properties draw:fill-color="#cfe7f5" draw:textarea-horizontal-align="justify" draw:textarea-vertical-align="middle" draw:auto-grow-height="false" fo:min-height="1.851cm" fo:min-width="3.465cm"/>
    </style:style>
    <style:style style:name="gr48" style:family="graphic" style:parent-style-name="standard">
      <style:graphic-properties draw:fill-color="#cfe7f5" draw:textarea-horizontal-align="justify" draw:textarea-vertical-align="middle" draw:auto-grow-height="false" fo:min-height="1.814cm" fo:min-width="4.739cm"/>
    </style:style>
    <style:style style:name="gr49" style:family="graphic" style:parent-style-name="standard">
      <style:graphic-properties draw:fill-color="#cfe7f5" draw:textarea-horizontal-align="justify" draw:textarea-vertical-align="middle" draw:auto-grow-height="false" fo:min-height="1.457cm" fo:min-width="3.761cm"/>
    </style:style>
    <style:style style:name="gr50" style:family="graphic" style:parent-style-name="standard">
      <style:graphic-properties draw:fill-color="#cfe7f5" draw:textarea-horizontal-align="justify" draw:textarea-vertical-align="middle" draw:auto-grow-height="false" fo:min-height="1.621cm" fo:min-width="4.759cm"/>
    </style:style>
    <style:style style:name="gr51" style:family="graphic" style:parent-style-name="standard">
      <style:graphic-properties draw:fill-color="#cfe7f5" draw:textarea-horizontal-align="justify" draw:textarea-vertical-align="middle" draw:auto-grow-height="false" fo:min-height="1.699cm" fo:min-width="4.751cm"/>
    </style:style>
    <style:style style:name="gr52" style:family="graphic" style:parent-style-name="standard">
      <style:graphic-properties draw:fill-color="#cfe7f5" draw:textarea-horizontal-align="justify" draw:textarea-vertical-align="middle" draw:auto-grow-height="false" fo:min-height="1.584cm" fo:min-width="5.525cm"/>
    </style:style>
    <style:style style:name="gr53" style:family="graphic" style:parent-style-name="standard">
      <style:graphic-properties draw:fill-color="#cfe7f5" draw:textarea-horizontal-align="justify" draw:textarea-vertical-align="middle" draw:auto-grow-height="false" fo:min-height="1.699cm" fo:min-width="5.513cm"/>
    </style:style>
    <style:style style:name="gr54" style:family="graphic" style:parent-style-name="standard">
      <style:graphic-properties draw:fill-color="#cfe7f5" draw:textarea-horizontal-align="justify" draw:textarea-vertical-align="middle" draw:auto-grow-height="false" fo:min-height="1.356cm" fo:min-width="5.551cm"/>
    </style:style>
    <style:style style:name="gr55" style:family="graphic" style:parent-style-name="standard">
      <style:graphic-properties draw:fill-color="#cfe7f5" draw:textarea-horizontal-align="justify" draw:textarea-vertical-align="middle" draw:auto-grow-height="false" fo:min-height="2.042cm" fo:min-width="5.475cm"/>
    </style:style>
    <style:style style:name="gr56" style:family="graphic" style:parent-style-name="standard">
      <style:graphic-properties draw:fill-color="#cfe7f5" draw:textarea-horizontal-align="justify" draw:textarea-vertical-align="middle" draw:auto-grow-height="false" fo:min-height="2.157cm" fo:min-width="5.463cm"/>
    </style:style>
    <style:style style:name="gr57" style:family="graphic" style:parent-style-name="standard">
      <style:graphic-properties draw:fill-color="#cfe7f5" draw:textarea-horizontal-align="justify" draw:textarea-vertical-align="middle" draw:auto-grow-height="false" fo:min-height="1.126cm" fo:min-width="4.813cm"/>
    </style:style>
    <style:style style:name="gr58" style:family="graphic" style:parent-style-name="standard">
      <style:graphic-properties draw:fill-color="#cfe7f5" draw:textarea-horizontal-align="justify" draw:textarea-vertical-align="middle" draw:auto-grow-height="false" fo:min-height="2.615cm" fo:min-width="4.651cm"/>
    </style:style>
    <style:style style:name="gr59" style:family="graphic" style:parent-style-name="standard">
      <style:graphic-properties draw:fill-color="#cfe7f5" draw:textarea-horizontal-align="justify" draw:textarea-vertical-align="middle" draw:auto-grow-height="false" fo:min-height="1.393cm" fo:min-width="3.515cm"/>
    </style:style>
    <style:style style:name="gr60" style:family="graphic" style:parent-style-name="standard">
      <style:graphic-properties draw:fill-color="#cfe7f5" draw:textarea-horizontal-align="justify" draw:textarea-vertical-align="middle" draw:auto-grow-height="false" fo:min-height="1.393cm" fo:min-width="3.896cm"/>
    </style:style>
    <style:style style:name="gr61" style:family="graphic" style:parent-style-name="standard">
      <style:graphic-properties draw:fill-color="#cfe7f5" draw:textarea-horizontal-align="justify" draw:textarea-vertical-align="middle" draw:auto-grow-height="false" fo:min-height="1.011cm" fo:min-width="3.555cm"/>
    </style:style>
    <style:style style:name="gr62" style:family="graphic" style:parent-style-name="standard">
      <style:graphic-properties draw:fill-color="#cfe7f5" draw:textarea-horizontal-align="justify" draw:textarea-vertical-align="middle" draw:auto-grow-height="false" fo:min-height="2.73cm" fo:min-width="4.639cm"/>
    </style:style>
    <style:style style:name="gr63" style:family="graphic" style:parent-style-name="standard">
      <style:graphic-properties draw:fill-color="#cfe7f5" draw:textarea-horizontal-align="justify" draw:textarea-vertical-align="middle" draw:auto-grow-height="false" fo:min-height="1.393cm" fo:min-width="4.15cm"/>
    </style:style>
    <style:style style:name="gr64" style:family="graphic" style:parent-style-name="standard">
      <style:graphic-properties draw:fill-color="#cfe7f5" draw:textarea-horizontal-align="justify" draw:textarea-vertical-align="middle" draw:auto-grow-height="false" fo:min-height="1.011cm" fo:min-width="3.936cm"/>
    </style:style>
    <style:style style:name="gr65" style:family="graphic" style:parent-style-name="standard">
      <style:graphic-properties draw:fill-color="#cfe7f5" draw:textarea-horizontal-align="justify" draw:textarea-vertical-align="middle" draw:auto-grow-height="false" fo:min-height="1.393cm" fo:min-width="4.912cm"/>
    </style:style>
    <style:style style:name="gr66" style:family="graphic" style:parent-style-name="standard">
      <style:graphic-properties draw:fill-color="#cfe7f5" draw:textarea-horizontal-align="justify" draw:textarea-vertical-align="middle" draw:auto-grow-height="false" fo:min-height="1.851cm" fo:min-width="4.481cm"/>
    </style:style>
    <style:style style:name="gr67" style:family="graphic" style:parent-style-name="standard">
      <style:graphic-properties draw:fill-color="#cfe7f5" draw:textarea-horizontal-align="justify" draw:textarea-vertical-align="middle" draw:auto-grow-height="false" fo:min-height="1.814cm" fo:min-width="4.485cm"/>
    </style:style>
    <style:style style:name="gr68" style:family="graphic" style:parent-style-name="standard">
      <style:graphic-properties draw:fill-color="#cfe7f5" draw:textarea-horizontal-align="justify" draw:textarea-vertical-align="middle" draw:auto-grow-height="false" fo:min-height="1.699cm" fo:min-width="4.624cm"/>
    </style:style>
    <style:style style:name="gr69" style:family="graphic" style:parent-style-name="standard">
      <style:graphic-properties draw:fill-color="#cfe7f5" draw:textarea-horizontal-align="justify" draw:textarea-vertical-align="middle" draw:auto-grow-height="false" fo:min-height="2.157cm" fo:min-width="5.209cm"/>
    </style:style>
    <style:style style:name="P1" style:family="paragraph">
      <style:paragraph-properties fo:text-align="center"/>
      <style:text-properties fo:font-size="10pt"/>
    </style:style>
    <style:style style:name="P2" style:family="paragraph">
      <loext:graphic-properties draw:fill-color="#cfe7f5"/>
      <style:paragraph-properties fo:text-align="center"/>
      <style:text-properties fo:font-size="10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-color="#cfe7f5"/>
      <style:paragraph-properties fo:text-align="center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text-align="center"/>
      <style:text-properties fo:font-size="10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color="#0000ff"/>
    </style:style>
    <style:style style:name="T2" style:family="text">
      <style:text-properties fo:color="#990000"/>
    </style:style>
    <style:style style:name="T3" style:family="text">
      <style:text-properties style:font-size-asian="10pt" style:font-size-complex="10pt"/>
    </style:style>
    <style:style style:name="T4" style:family="text">
      <style:text-properties fo:color="#0000ff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3.556cm" svg:height="1.1cm" svg:x="50.221cm" svg:y="46.855cm">
          <text:p text:style-name="P1">Document</text:p>
          <text:p text:style-name="P1"><text:span text:style-name="T1">PK:DB_Doc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34" draw:id="id34" draw:layer="layout" svg:width="3.175cm" svg:height="1.778cm" svg:x="35.925cm" svg:y="46.516cm">
          <text:p text:style-name="P1">Entry</text:p>
          <text:p text:style-name="P1"><text:span text:style-name="T1">PK:DB_entry_ID</text:span></text:p>
          <text:p text:style-name="P1"><text:span text:style-name="T2">FK:DB_Doc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4.826cm" svg:height="1.651cm" svg:x="28.051cm" svg:y="21.447cm">
          <text:p text:style-name="P3"><text:span text:style-name="T3">Study_entry_list</text:span></text:p>
          <text:p text:style-name="P3"><text:span text:style-name="T4">PK:DB_Study_ID,</text:span></text:p>
          <text:p text:style-name="P3"><text:span text:style-name="T4">DB_BMRB_accession_c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4.064cm" svg:height="1.27cm" svg:x="34.147cm" svg:y="21.637cm">
          <text:p text:style-name="P3"><text:span text:style-name="T3">Project</text:span></text:p>
          <text:p text:style-name="P3"><text:span text:style-name="T4">PK:DB_Project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1" draw:id="id1" draw:layer="layout" svg:width="4.382cm" svg:height="2.032cm" svg:x="44.846cm" svg:y="24.114cm">
          <text:p text:style-name="P1">City_Site</text:p>
          <text:p text:style-name="P1"><text:span text:style-name="T1">PK:DB_City_Site_ID</text:span></text:p>
          <text:p text:style-name="P1"><text:span text:style-name="T2">FK1:DB_Country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2" draw:id="id2" draw:layer="layout" svg:width="4.382cm" svg:height="1.524cm" svg:x="44.846cm" svg:y="21.193cm">
          <text:p text:style-name="P3"><text:span text:style-name="T3">Country</text:span></text:p>
          <text:p text:style-name="P3"><text:span text:style-name="T4">PK:DB_Country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5" draw:layer="layout" svg:x1="47.037cm" svg:y1="24.114cm" svg:x2="47.037cm" svg:y2="22.717cm" draw:start-shape="id1" draw:start-glue-point="0" draw:end-shape="id2" draw:end-glue-point="2" svg:d="M47037 24114v-1397" svg:viewBox="0 0 1 1398">
          <text:p/>
        </draw:connector>
        <draw:connector draw:style-name="gr8" draw:text-style-name="P5" draw:layer="layout" svg:x1="44.612cm" svg:y1="41.322cm" svg:x2="51.999cm" svg:y2="46.855cm" draw:start-shape="id3" draw:start-glue-point="2" draw:end-shape="id4" draw:end-glue-point="0" svg:d="M44612 41322v2767h7387v2766" svg:viewBox="0 0 7388 5534">
          <text:p/>
        </draw:connector>
        <draw:custom-shape draw:style-name="gr9" draw:text-style-name="P2" xml:id="id5" draw:id="id5" draw:layer="layout" svg:width="3.199cm" svg:height="1.645cm" svg:x="43.013cm" svg:y="34.404cm">
          <text:p text:style-name="P1">Journal</text:p>
          <text:p text:style-name="P1"><text:span text:style-name="T1">PK:DB_Journal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xml:id="id3" draw:id="id3" draw:layer="layout" svg:width="4.723cm" svg:height="2.286cm" svg:x="42.251cm" svg:y="39.036cm">
          <text:p text:style-name="P1">Journal_paper</text:p>
          <text:p text:style-name="P1"><text:span text:style-name="T1">PK:DB_Doc_ID,</text:span></text:p>
          <text:p text:style-name="P1"><text:span text:style-name="T1">DB_Journal_ID</text:span></text:p>
          <text:p text:style-name="P1"><text:span text:style-name="T2">FK1:DB_Doc_ID</text:span></text:p>
          <text:p text:style-name="P1"><text:span text:style-name="T2">FK2:DB_Journal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5" draw:layer="layout" svg:x1="44.612cm" svg:y1="39.036cm" svg:x2="44.612cm" svg:y2="36.049cm" draw:start-shape="id3" draw:start-glue-point="0" draw:end-shape="id5" draw:end-glue-point="2" svg:d="M44612 39036v-2987" svg:viewBox="0 0 1 2988">
          <text:p/>
        </draw:connector>
        <draw:custom-shape draw:style-name="gr11" draw:text-style-name="P2" xml:id="id7" draw:id="id7" draw:layer="layout" svg:width="4.064cm" svg:height="1.778cm" svg:x="49.967cm" svg:y="34.337cm">
          <text:p text:style-name="P1">Book</text:p>
          <text:p text:style-name="P1"><text:span text:style-name="T1">PK:DB_Book_ID</text:span></text:p>
          <text:p text:style-name="P1"><text:span text:style-name="T2">FK1:DB_City_Site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xml:id="id6" draw:id="id6" draw:layer="layout" svg:width="4.064cm" svg:height="2.413cm" svg:x="49.967cm" svg:y="38.973cm">
          <text:p text:style-name="P1">Book_chapter</text:p>
          <text:p text:style-name="P1"><text:span text:style-name="T1">PK:DB_Doc_ID,</text:span></text:p>
          <text:p text:style-name="P1"><text:span text:style-name="T1">DB_Book_ID</text:span></text:p>
          <text:p text:style-name="P1"><text:span text:style-name="T2">FK1:DB_Doc_ID</text:span></text:p>
          <text:p text:style-name="P1"><text:span text:style-name="T2">FK2:DB_Book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5" draw:layer="layout" svg:x1="51.999cm" svg:y1="38.973cm" svg:x2="51.999cm" svg:y2="36.115cm" draw:start-shape="id6" draw:start-glue-point="0" draw:end-shape="id7" draw:end-glue-point="2" svg:d="M51999 38973v-2858" svg:viewBox="0 0 1 2859">
          <text:p/>
        </draw:connector>
        <draw:connector draw:style-name="gr7" draw:text-style-name="P5" draw:layer="layout" draw:line-skew="2.349cm" svg:x1="57.623cm" svg:y1="35.226cm" svg:x2="49.228cm" svg:y2="25.13cm" draw:start-shape="id8" draw:start-glue-point="3" draw:end-shape="id1" svg:d="M57623 35226h-1848v-10096h-6547" svg:viewBox="0 0 8396 10097">
          <text:p/>
        </draw:connector>
        <draw:custom-shape draw:style-name="gr13" draw:text-style-name="P2" xml:id="id9" draw:id="id9" draw:layer="layout" svg:width="5.334cm" svg:height="1.837cm" svg:x="32.567cm" svg:y="37.794cm">
          <text:p text:style-name="P1">Person_affiliation</text:p>
          <text:p text:style-name="P1"><text:span text:style-name="T1">PK:DB_Person_affiliation_ID</text:span></text:p>
          <text:p text:style-name="P1"><text:span text:style-name="T2">FK1:DB_Person_ID</text:span></text:p>
          <text:p text:style-name="P1"><text:span text:style-name="T2">FK2:DB_Org_unit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xml:id="id10" draw:id="id10" draw:layer="layout" svg:width="3.571cm" svg:height="1.546cm" svg:x="33.449cm" svg:y="40.856cm">
          <text:p text:style-name="P1">Person</text:p>
          <text:p text:style-name="P1"><text:span text:style-name="T1">PK:DB_Person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xml:id="id12" draw:id="id12" draw:layer="layout" svg:width="4.199cm" svg:height="1.524cm" svg:x="33.135cm" svg:y="32.115cm">
          <text:p text:style-name="P1">Organization</text:p>
          <text:p text:style-name="P1"><text:span text:style-name="T1">PK:DB_Organization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" xml:id="id11" draw:id="id11" draw:layer="layout" svg:width="5.215cm" svg:height="2.379cm" svg:x="32.627cm" svg:y="34.605cm">
          <text:p text:style-name="P1">Organization_unit</text:p>
          <text:p text:style-name="P1"><text:span text:style-name="T1">PK:DB_Org_unit_ID</text:span></text:p>
          <text:p text:style-name="P1"><text:span text:style-name="T2">FK1:DB_Organization_ID</text:span></text:p>
          <text:p text:style-name="P1"><text:span text:style-name="T2">FK2:DB_City_Site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5" draw:layer="layout" svg:x1="35.234cm" svg:y1="39.631cm" svg:x2="35.234cm" svg:y2="40.856cm" draw:start-shape="id9" draw:start-glue-point="2" draw:end-shape="id10" draw:end-glue-point="0" svg:d="M35234 39631v1225" svg:viewBox="0 0 1 1226">
          <text:p/>
        </draw:connector>
        <draw:connector draw:style-name="gr7" draw:text-style-name="P5" draw:layer="layout" svg:x1="35.234cm" svg:y1="34.605cm" svg:x2="35.234cm" svg:y2="33.639cm" draw:start-shape="id11" draw:start-glue-point="0" draw:end-shape="id12" draw:end-glue-point="2" svg:d="M35234 34605v-966" svg:viewBox="0 0 1 967">
          <text:p/>
        </draw:connector>
        <draw:connector draw:style-name="gr7" draw:text-style-name="P5" draw:layer="layout" svg:x1="32.627cm" svg:y1="35.794cm" svg:x2="44.846cm" svg:y2="25.13cm" draw:start-shape="id11" draw:start-glue-point="3" draw:end-shape="id1" draw:end-glue-point="3" svg:d="M32627 35794h-502v-10664h12721" svg:viewBox="0 0 12722 10665">
          <text:p/>
        </draw:connector>
        <draw:custom-shape draw:style-name="gr17" draw:text-style-name="P2" xml:id="id13" draw:id="id13" draw:layer="layout" svg:width="3.986cm" svg:height="1.27cm" svg:x="58.289cm" svg:y="31.226cm">
          <text:p text:style-name="P1">Conference</text:p>
          <text:p text:style-name="P1"><text:span text:style-name="T1">PK:DB_Conference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xml:id="id8" draw:id="id8" draw:layer="layout" svg:width="5.319cm" svg:height="2.159cm" svg:x="57.623cm" svg:y="34.147cm">
          <text:p text:style-name="P1">Conference_instance</text:p>
          <text:p text:style-name="P1"><text:span text:style-name="T1">PK:DB_Conference_inst_ID</text:span></text:p>
          <text:p text:style-name="P1"><text:span text:style-name="T2">FK1:DB_Conference_ID</text:span></text:p>
          <text:p text:style-name="P1"><text:span text:style-name="T2">FK2:DB_City_Site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xml:id="id14" draw:id="id14" draw:layer="layout" svg:width="5.7cm" svg:height="2.413cm" svg:x="57.432cm" svg:y="38.973cm">
          <text:p text:style-name="P1">Conference_abstract</text:p>
          <text:p text:style-name="P1"><text:span text:style-name="T1">PK:DB_Doc_ID,</text:span></text:p>
          <text:p text:style-name="P1"><text:span text:style-name="T1">DB_Conference_inst_ID</text:span></text:p>
          <text:p text:style-name="P1"><text:span text:style-name="T2">FK1:DB_Doc_ID</text:span></text:p>
          <text:p text:style-name="P1"><text:span text:style-name="T2">FK2:DB_Conference_inst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5" draw:layer="layout" svg:x1="60.282cm" svg:y1="34.147cm" svg:x2="60.282cm" svg:y2="32.496cm" draw:start-shape="id8" draw:start-glue-point="0" draw:end-shape="id13" draw:end-glue-point="2" svg:d="M60282 34147v-1651" svg:viewBox="0 0 1 1652">
          <text:p/>
        </draw:connector>
        <draw:connector draw:style-name="gr7" draw:text-style-name="P5" draw:layer="layout" svg:x1="60.282cm" svg:y1="38.973cm" svg:x2="60.282cm" svg:y2="36.306cm" draw:start-shape="id14" draw:start-glue-point="0" draw:end-shape="id8" draw:end-glue-point="2" svg:d="M60282 38973v-2667" svg:viewBox="0 0 1 2668">
          <text:p/>
        </draw:connector>
        <draw:connector draw:style-name="gr8" draw:text-style-name="P5" draw:layer="layout" svg:x1="51.999cm" svg:y1="41.386cm" svg:x2="51.999cm" svg:y2="46.855cm" draw:start-shape="id6" draw:start-glue-point="2" draw:end-shape="id4" draw:end-glue-point="0" svg:d="M51999 41386v5469" svg:viewBox="0 0 1 5470">
          <text:p/>
        </draw:connector>
        <draw:connector draw:style-name="gr7" draw:text-style-name="P5" draw:layer="layout" svg:x1="51.999cm" svg:y1="34.337cm" svg:x2="49.228cm" svg:y2="25.13cm" draw:start-shape="id7" draw:start-glue-point="0" draw:end-shape="id1" draw:end-glue-point="1" svg:d="M51999 34337v-9207h-2771" svg:viewBox="0 0 2772 9208">
          <text:p/>
        </draw:connector>
        <draw:custom-shape draw:style-name="gr20" draw:text-style-name="P2" xml:id="id16" draw:id="id16" draw:layer="layout" svg:width="4.445cm" svg:height="1.438cm" svg:x="54.793cm" svg:y="55.975cm">
          <text:p text:style-name="P1">Element</text:p>
          <text:p text:style-name="P1"><text:span text:style-name="T1">PK:DB_Element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" xml:id="id15" draw:id="id15" draw:layer="layout" svg:width="4.699cm" svg:height="1.756cm" svg:x="54.666cm" svg:y="59.362cm">
          <text:p text:style-name="P1">Nucleus</text:p>
          <text:p text:style-name="P1"><text:span text:style-name="T1">PK:DB_Nucleus_ID</text:span></text:p>
          <text:p text:style-name="P1"><text:span text:style-name="T2">FK1:DB_Element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" xml:id="id18" draw:id="id18" draw:layer="layout" svg:width="4.699cm" svg:height="1.756cm" svg:x="48.443cm" svg:y="59.362cm">
          <text:p text:style-name="P1">Electron_system</text:p>
          <text:p text:style-name="P1"><text:span text:style-name="T1">PK:DB_Electron_system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" xml:id="id17" draw:id="id17" draw:layer="layout" svg:width="5.842cm" svg:height="1.819cm" svg:x="51.11cm" svg:y="65.968cm">
          <text:p text:style-name="P1">Atom</text:p>
          <text:p text:style-name="P1"><text:span text:style-name="T1">PK:DB_Atom_ID</text:span></text:p>
          <text:p text:style-name="P1"><text:span text:style-name="T2">FK1:DB_Nucleus_ID</text:span></text:p>
          <text:p text:style-name="P1"><text:span text:style-name="T2">FK2:DB_Electron_system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5" draw:layer="layout" svg:x1="57.015cm" svg:y1="59.362cm" svg:x2="57.015cm" svg:y2="57.413cm" draw:start-shape="id15" draw:start-glue-point="0" draw:end-shape="id16" draw:end-glue-point="2" svg:d="M57015 59362v-1949" svg:viewBox="0 0 1 1950">
          <text:p/>
        </draw:connector>
        <draw:connector draw:style-name="gr7" draw:text-style-name="P5" draw:layer="layout" svg:x1="54.031cm" svg:y1="65.968cm" svg:x2="57.015cm" svg:y2="61.118cm" draw:start-shape="id17" draw:start-glue-point="0" draw:end-shape="id15" draw:end-glue-point="2" svg:d="M54031 65968v-2425h2984v-2425" svg:viewBox="0 0 2985 4851">
          <text:p/>
        </draw:connector>
        <draw:connector draw:style-name="gr7" draw:text-style-name="P5" draw:layer="layout" svg:x1="54.031cm" svg:y1="65.968cm" svg:x2="50.792cm" svg:y2="61.118cm" draw:start-shape="id17" draw:start-glue-point="0" draw:end-shape="id18" draw:end-glue-point="2" svg:d="M54031 65968v-2425h-3239v-2425" svg:viewBox="0 0 3240 4851">
          <text:p/>
        </draw:connector>
        <draw:custom-shape draw:style-name="gr23" draw:text-style-name="P2" xml:id="id29" draw:id="id29" draw:layer="layout" svg:width="4.318cm" svg:height="1.548cm" svg:x="80.311cm" svg:y="60.269cm">
          <text:p text:style-name="P1">Chem_comp</text:p>
          <text:p text:style-name="P1"><text:span text:style-name="T1">PK:DB_Chem_Comp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" xml:id="id57" draw:id="id57" draw:layer="layout" svg:width="5.397cm" svg:height="1.55cm" svg:x="21.828cm" svg:y="57.007cm">
          <text:p text:style-name="P1">Biological_function</text:p>
          <text:p text:style-name="P1"><text:span text:style-name="T1">PK:DB_Biological_function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" xml:id="id32" draw:id="id32" draw:layer="layout" svg:width="5.842cm" svg:height="2.708cm" svg:x="65.573cm" svg:y="52.886cm">
          <text:p text:style-name="P1">Chem_comp_biological_function</text:p>
          <text:p text:style-name="P1"><text:span text:style-name="T1">PK:DB_Chem_comp_ID,</text:span></text:p>
          <text:p text:style-name="P1"><text:span text:style-name="T1">DB_Biological_function_ID</text:span></text:p>
          <text:p text:style-name="P1"><text:span text:style-name="T2">FK1:DB_Chem_comp_ID</text:span></text:p>
          <text:p text:style-name="P1"><text:span text:style-name="T2">FK2:DB_Biological_function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" xml:id="id24" draw:id="id24" draw:layer="layout" svg:width="3.81cm" svg:height="1.778cm" svg:x="32.305cm" svg:y="57.731cm">
          <text:p text:style-name="P1">Product</text:p>
          <text:p text:style-name="P1"><text:span text:style-name="T1">PK:DB_Product_ID</text:span></text:p>
          <text:p text:style-name="P1"><text:span text:style-name="T2">FK1:DB_Vendor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" xml:id="id25" draw:id="id25" draw:layer="layout" svg:width="4.445cm" svg:height="1.651cm" svg:x="31.988cm" svg:y="53.794cm">
          <text:p text:style-name="P1">Vendor</text:p>
          <text:p text:style-name="P1"><text:span text:style-name="T1">PK:DB_Vendor_ID</text:span></text:p>
          <text:p text:style-name="P1"><text:span text:style-name="T2">FK1:DB_City_site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xml:id="id33" draw:id="id33" draw:layer="layout" svg:width="4.953cm" svg:height="2.454cm" svg:x="79.994cm" svg:y="53.013cm">
          <text:p text:style-name="P1">Chem_comp_product</text:p>
          <text:p text:style-name="P1"><text:span text:style-name="T1">PK:DB_Chem_comp_ID,</text:span></text:p>
          <text:p text:style-name="P1"><text:span text:style-name="T1">DB_Product_ID</text:span></text:p>
          <text:p text:style-name="P1"><text:span text:style-name="T2">FK1:DB_Chem_comp_ID</text:span></text:p>
          <text:p text:style-name="P1"><text:span text:style-name="T2">FK2:DB_Product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" xml:id="id30" draw:id="id30" draw:layer="layout" svg:width="6.223cm" svg:height="2.095cm" svg:x="72.765cm" svg:y="53.193cm">
          <text:p text:style-name="P1">Chem_comp_systematic_name</text:p>
          <text:p text:style-name="P1"><text:span text:style-name="T1">PK:DB_Chem_comp_ID,</text:span></text:p>
          <text:p text:style-name="P1"><text:span text:style-name="T1">Naming_system,Name</text:span></text:p>
          <text:p text:style-name="P1"><text:span text:style-name="T2">FK1:DB_Chem_comp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" xml:id="id31" draw:id="id31" draw:layer="layout" svg:width="5.715cm" svg:height="2.042cm" svg:x="87.782cm" svg:y="53.219cm">
          <text:p text:style-name="P1">Chem_comp_synonym</text:p>
          <text:p text:style-name="P1"><text:span text:style-name="T1">PK:DB_Chem_comp_ID,</text:span></text:p>
          <text:p text:style-name="P1"><text:span text:style-name="T1">Name</text:span></text:p>
          <text:p text:style-name="P1"><text:span text:style-name="T2">FK1:DB_Chem_comp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" xml:id="id27" draw:id="id27" draw:layer="layout" svg:width="4.762cm" svg:height="1.55cm" svg:x="95.64cm" svg:y="49.93cm">
          <text:p text:style-name="P1">Software</text:p>
          <text:p text:style-name="P1"><text:span text:style-name="T1">PK:DB_Software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" xml:id="id26" draw:id="id26" draw:layer="layout" svg:width="6.223cm" svg:height="2.327cm" svg:x="94.91cm" svg:y="53.077cm">
          <text:p text:style-name="P1">Chem_comp_descriptor</text:p>
          <text:p text:style-name="P1"><text:span text:style-name="T1">PK:DB_Chem_comp_ID,</text:span></text:p>
          <text:p text:style-name="P1"><text:span text:style-name="T1">DB_Software_ID,Description_type</text:span></text:p>
          <text:p text:style-name="P1"><text:span text:style-name="T2">FK1:DB_Chem_comp_ID</text:span></text:p>
          <text:p text:style-name="P1"><text:span text:style-name="T2">FK2:DB_Software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" xml:id="id28" draw:id="id28" draw:layer="layout" svg:width="5.715cm" svg:height="2.327cm" svg:x="79.613cm" svg:y="65.714cm">
          <text:p text:style-name="P1">Chem_comp_atom</text:p>
          <text:p text:style-name="P1"><text:span text:style-name="T1">PK:DB_Chem_comp_atom_ID,</text:span></text:p>
          <text:p text:style-name="P1"><text:span text:style-name="T2">FK1:DB_Chem_comp_ID</text:span></text:p>
          <text:p text:style-name="P1"><text:span text:style-name="T2">FK2:DB_Atom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" xml:id="id35" draw:id="id35" draw:layer="layout" svg:width="5.652cm" svg:height="2.835cm" svg:x="104.276cm" svg:y="58.499cm">
          <text:p text:style-name="P1">Chem_comp_atom_characteristic</text:p>
          <text:p text:style-name="P1"><text:span text:style-name="T1">PK:DB_Chem_comp_atom_ID,</text:span></text:p>
          <text:p text:style-name="P1"><text:span text:style-name="T1">Characteristic_name</text:span></text:p>
          <text:p text:style-name="P1"><text:span text:style-name="T2">FK1:DB_Chem_comp_atom_ID</text:span></text:p>
          <text:p text:style-name="P1"><text:span text:style-name="T2">FK2:DB_Doc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" xml:id="id37" draw:id="id37" draw:layer="layout" svg:width="5.779cm" svg:height="2.327cm" svg:x="104.213cm" svg:y="55.304cm">
          <text:p text:style-name="P1">Chem_comp_atom_name</text:p>
          <text:p text:style-name="P1"><text:span text:style-name="T1">PK:DB_Chem_comp_atom_ID,</text:span></text:p>
          <text:p text:style-name="P1"><text:span text:style-name="T1">Naming_system</text:span></text:p>
          <text:p text:style-name="P1"><text:span text:style-name="T2">FK1:DB_Chem_comp_atom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" xml:id="id38" draw:id="id38" draw:layer="layout" svg:width="5.779cm" svg:height="2.073cm" svg:x="104.213cm" svg:y="62.329cm">
          <text:p text:style-name="P1">Chem_comp_bond</text:p>
          <text:p text:style-name="P1"><text:span text:style-name="T1">PK:DB_Chem_comp_bond_ID</text:span></text:p>
          <text:p text:style-name="P1"><text:span text:style-name="T2">FK1:DB_Chem_comp_atom_ID_1</text:span></text:p>
          <text:p text:style-name="P1"><text:span text:style-name="T2">FK2:DB_Chem_comp_atom_ID_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" xml:id="id39" draw:id="id39" draw:layer="layout" svg:width="6.414cm" svg:height="2.708cm" svg:x="103.895cm" svg:y="68.91cm">
          <text:p text:style-name="P1">Chem_comp_torsion_angle</text:p>
          <text:p text:style-name="P1"><text:span text:style-name="T1">PK:DB_Chem_comp_torsion_angle_ID</text:span></text:p>
          <text:p text:style-name="P1"><text:span text:style-name="T2">FK1:DB_Chem_comp_atom_ID_1</text:span></text:p>
          <text:p text:style-name="P1"><text:span text:style-name="T2">FK2:DB_Chem_comp_atom_ID_2</text:span></text:p>
          <text:p text:style-name="P1"><text:span text:style-name="T2">FK3:DB_Chem_comp_atom_ID_3</text:span></text:p>
          <text:p text:style-name="P1"><text:span text:style-name="T2">FK4:DB_Chem_comp_atom_ID_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" xml:id="id36" draw:id="id36" draw:layer="layout" svg:width="5.652cm" svg:height="2.708cm" svg:x="104.276cm" svg:y="65.523cm">
          <text:p text:style-name="P1">Chem_comp_angle</text:p>
          <text:p text:style-name="P1"><text:span text:style-name="T1">PK:DB_Chem_comp_angle_ID</text:span></text:p>
          <text:p text:style-name="P1"><text:span text:style-name="T2">FK1:DB_Chem_comp_atom_ID_1</text:span></text:p>
          <text:p text:style-name="P1"><text:span text:style-name="T2">FK2:DB_Chem_comp_atom_ID_2</text:span></text:p>
          <text:p text:style-name="P1"><text:span text:style-name="T2">FK3:DB_Chem_comp_atom_ID_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" xml:id="id20" draw:id="id20" draw:layer="layout" svg:width="5.969cm" svg:height="1.755cm" svg:x="111.99cm" svg:y="76.285cm">
          <text:p text:style-name="P1">Chem_comp_atom_group</text:p>
          <text:p text:style-name="P1"><text:span text:style-name="T1">PK:DB_Chem_comp_atom_group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" xml:id="id19" draw:id="id19" draw:layer="layout" svg:width="6.604cm" svg:height="2.232cm" svg:x="119.237cm" svg:y="76.046cm">
          <text:p text:style-name="P1">Chem_comp_atom_group_characteristic</text:p>
          <text:p text:style-name="P1"><text:span text:style-name="T1">PK:DB_Chem_comp_atom_group_ID,</text:span></text:p>
          <text:p text:style-name="P1"><text:span text:style-name="T1">Characteristic_name</text:span></text:p>
          <text:p text:style-name="P1"><text:span text:style-name="T2">FK1:DB_Chem_comp_atom_group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" xml:id="id21" draw:id="id21" draw:layer="layout" svg:width="6.604cm" svg:height="2.454cm" svg:x="103.8cm" svg:y="75.935cm">
          <text:p text:style-name="P1">Chem_comp_atom_group_atom</text:p>
          <text:p text:style-name="P1"><text:span text:style-name="T1">PK:DB_Chem_comp_atom_group_ID,</text:span></text:p>
          <text:p text:style-name="P1"><text:span text:style-name="T1">DB_Chem_comp_atom_ID</text:span></text:p>
          <text:p text:style-name="P1"><text:span text:style-name="T2">FK1:DB_Chem_comp_atom_group_ID</text:span></text:p>
          <text:p text:style-name="P1"><text:span text:style-name="T2">FK2:DB_Chem_comp_atom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" xml:id="id23" draw:id="id23" draw:layer="layout" svg:width="4.445cm" svg:height="1.375cm" svg:x="112.436cm" svg:y="72.895cm">
          <text:p text:style-name="P1">Ambiguity_code</text:p>
          <text:p text:style-name="P1"><text:span text:style-name="T1">PK:DB_Ambiguity_code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" xml:id="id22" draw:id="id22" draw:layer="layout" svg:width="5.715cm" svg:height="2.2cm" svg:x="104.245cm" svg:y="72.482cm">
          <text:p text:style-name="P1">Chem_comp_allowed_amb_code</text:p>
          <text:p text:style-name="P1"><text:span text:style-name="T1">PK:DB_Ambiguity_code_ID,</text:span></text:p>
          <text:p text:style-name="P1"><text:span text:style-name="T1">DB_Chem_comp_atom_ID</text:span></text:p>
          <text:p text:style-name="P1"><text:span text:style-name="T2">FK1:DB_Ambiguity_code_ID</text:span></text:p>
          <text:p text:style-name="P1"><text:span text:style-name="T2">FK2:DB_Chem_comp_atom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5" draw:layer="layout" svg:x1="119.237cm" svg:y1="77.162cm" svg:x2="117.959cm" svg:y2="77.162cm" draw:start-shape="id19" draw:start-glue-point="3" draw:end-shape="id20" draw:end-glue-point="1" svg:d="M119237 77162h-1278" svg:viewBox="0 0 1279 1">
          <text:p/>
        </draw:connector>
        <draw:connector draw:style-name="gr7" draw:text-style-name="P5" draw:layer="layout" svg:x1="110.404cm" svg:y1="77.162cm" svg:x2="111.99cm" svg:y2="77.162cm" draw:start-shape="id21" draw:start-glue-point="1" draw:end-shape="id20" draw:end-glue-point="3" svg:d="M110404 77162h1586" svg:viewBox="0 0 1587 1">
          <text:p/>
        </draw:connector>
        <draw:connector draw:style-name="gr7" draw:text-style-name="P5" draw:layer="layout" svg:x1="109.96cm" svg:y1="73.582cm" svg:x2="112.436cm" svg:y2="73.582cm" draw:start-shape="id22" draw:start-glue-point="1" draw:end-shape="id23" draw:end-glue-point="3" svg:d="M109960 73582h2476" svg:viewBox="0 0 2477 1">
          <text:p/>
        </draw:connector>
        <draw:connector draw:style-name="gr7" draw:text-style-name="P5" draw:layer="layout" svg:x1="34.21cm" svg:y1="57.731cm" svg:x2="34.21cm" svg:y2="55.445cm" draw:start-shape="id24" draw:start-glue-point="0" draw:end-shape="id25" draw:end-glue-point="2" svg:d="M34210 57731v-2286" svg:viewBox="0 0 1 2287">
          <text:p/>
        </draw:connector>
        <draw:connector draw:style-name="gr7" draw:text-style-name="P5" draw:layer="layout" svg:x1="98.021cm" svg:y1="53.077cm" svg:x2="98.021cm" svg:y2="51.48cm" draw:start-shape="id26" draw:start-glue-point="0" draw:end-shape="id27" draw:end-glue-point="2" svg:d="M98021 53077v-1597" svg:viewBox="0 0 1 1598">
          <text:p/>
        </draw:connector>
        <draw:connector draw:style-name="gr7" draw:text-style-name="P5" draw:layer="layout" svg:x1="82.47cm" svg:y1="65.714cm" svg:x2="82.47cm" svg:y2="61.817cm" draw:start-shape="id28" draw:start-glue-point="0" draw:end-shape="id29" draw:end-glue-point="2" svg:d="M82470 65714v-3897" svg:viewBox="0 0 1 3898">
          <text:p/>
        </draw:connector>
        <draw:connector draw:style-name="gr7" draw:text-style-name="P5" draw:layer="layout" svg:x1="79.613cm" svg:y1="66.877cm" svg:x2="56.952cm" svg:y2="66.877cm" draw:start-shape="id28" draw:start-glue-point="3" draw:end-shape="id17" draw:end-glue-point="1" svg:d="M79613 66877h-22661" svg:viewBox="0 0 22662 1">
          <text:p/>
        </draw:connector>
        <draw:connector draw:style-name="gr7" draw:text-style-name="P5" draw:layer="layout" svg:x1="75.876cm" svg:y1="55.288cm" svg:x2="82.47cm" svg:y2="60.269cm" draw:start-shape="id30" draw:start-glue-point="2" draw:end-shape="id29" draw:end-glue-point="0" svg:d="M75876 55288v2491h6594v2490" svg:viewBox="0 0 6595 4982">
          <text:p/>
        </draw:connector>
        <draw:connector draw:style-name="gr7" draw:text-style-name="P5" draw:layer="layout" draw:line-skew="-0.557cm" svg:x1="90.639cm" svg:y1="55.261cm" svg:x2="82.47cm" svg:y2="60.269cm" draw:start-shape="id31" draw:start-glue-point="2" draw:end-shape="id29" draw:end-glue-point="0" svg:d="M90639 55261v1948h-8169v3060" svg:viewBox="0 0 8170 5009">
          <text:p/>
        </draw:connector>
        <draw:connector draw:style-name="gr7" draw:text-style-name="P5" draw:layer="layout" draw:line-skew="0.547cm" svg:x1="68.494cm" svg:y1="55.594cm" svg:x2="82.47cm" svg:y2="60.269cm" draw:start-shape="id32" draw:start-glue-point="2" draw:end-shape="id29" draw:end-glue-point="0" svg:d="M68494 55594v2885h13976v1790" svg:viewBox="0 0 13977 4676">
          <text:p/>
        </draw:connector>
        <draw:connector draw:style-name="gr7" draw:text-style-name="P5" draw:layer="layout" draw:line-skew="0.388cm" svg:x1="98.021cm" svg:y1="55.404cm" svg:x2="82.47cm" svg:y2="60.269cm" draw:start-shape="id26" draw:start-glue-point="2" draw:end-shape="id29" draw:end-glue-point="0" svg:d="M98021 55404v2821h-15551v2044" svg:viewBox="0 0 15552 4866">
          <text:p/>
        </draw:connector>
        <draw:connector draw:style-name="gr7" draw:text-style-name="P5" draw:layer="layout" svg:x1="82.47cm" svg:y1="55.467cm" svg:x2="82.47cm" svg:y2="60.269cm" draw:start-shape="id33" draw:start-glue-point="2" draw:end-shape="id29" draw:end-glue-point="0" svg:d="M82470 55467v4802" svg:viewBox="0 0 1 4803">
          <text:p/>
        </draw:connector>
        <draw:connector draw:style-name="gr8" draw:text-style-name="P5" draw:layer="layout" svg:x1="39.1cm" svg:y1="47.405cm" svg:x2="50.221cm" svg:y2="47.405cm" draw:start-shape="id34" draw:start-glue-point="1" draw:end-shape="id4" draw:end-glue-point="3" svg:d="M39100 47405h11121" svg:viewBox="0 0 11122 1">
          <text:p/>
        </draw:connector>
        <draw:connector draw:style-name="gr8" draw:text-style-name="P5" draw:layer="layout" svg:x1="109.928cm" svg:y1="59.916cm" svg:x2="53.777cm" svg:y2="47.405cm" draw:start-shape="id35" draw:start-glue-point="1" draw:end-shape="id4" draw:end-glue-point="1" svg:d="M109928 59916h502v-12511h-56653" svg:viewBox="0 0 56654 12512">
          <text:p/>
        </draw:connector>
        <draw:connector draw:style-name="gr7" draw:text-style-name="P6" draw:layer="layout" svg:x1="35.234cm" svg:y1="37.794cm" svg:x2="35.234cm" svg:y2="36.984cm" draw:start-shape="id9" draw:start-glue-point="0" draw:end-shape="id11" draw:end-glue-point="2" svg:d="M35234 37794v-810" svg:viewBox="0 0 1 811">
          <text:p/>
        </draw:connector>
        <draw:connector draw:style-name="gr8" draw:text-style-name="P6" draw:layer="layout" svg:x1="60.282cm" svg:y1="41.386cm" svg:x2="51.999cm" svg:y2="46.855cm" draw:start-shape="id14" draw:start-glue-point="2" draw:end-shape="id4" draw:end-glue-point="0" svg:d="M60282 41386v2735h-8283v2734" svg:viewBox="0 0 8284 5470">
          <text:p/>
        </draw:connector>
        <draw:connector draw:style-name="gr7" draw:text-style-name="P6" draw:layer="layout" svg:x1="104.276cm" svg:y1="66.877cm" svg:x2="85.328cm" svg:y2="66.877cm" draw:start-shape="id36" draw:start-glue-point="3" draw:end-shape="id28" draw:end-glue-point="1" svg:d="M104276 66877h-18948" svg:viewBox="0 0 18949 1">
          <text:p/>
        </draw:connector>
        <draw:connector draw:style-name="gr44" draw:text-style-name="P6" draw:layer="layout" draw:line-skew="5.29cm" svg:x1="104.213cm" svg:y1="56.467cm" svg:x2="85.328cm" svg:y2="66.877cm" draw:start-shape="id37" draw:start-glue-point="3" draw:end-shape="id28" draw:end-glue-point="1" svg:d="M104213 56467h-4153v10410h-14732" svg:viewBox="0 0 18886 10411">
          <text:p/>
        </draw:connector>
        <draw:connector draw:style-name="gr44" draw:text-style-name="P6" draw:layer="layout" draw:line-skew="6.147cm" svg:x1="104.276cm" svg:y1="59.916cm" svg:x2="85.328cm" svg:y2="66.877cm" draw:start-shape="id35" draw:start-glue-point="3" draw:end-shape="id28" draw:end-glue-point="1" svg:d="M104276 59916h-3327v6961h-15621" svg:viewBox="0 0 18949 6962">
          <text:p/>
        </draw:connector>
        <draw:connector draw:style-name="gr44" draw:text-style-name="P6" draw:layer="layout" draw:line-skew="7.195cm" svg:x1="104.213cm" svg:y1="63.365cm" svg:x2="85.328cm" svg:y2="66.877cm" draw:start-shape="id38" draw:start-glue-point="3" draw:end-shape="id28" draw:end-glue-point="1" svg:d="M104213 63365h-2248v3512h-16637" svg:viewBox="0 0 18886 3513">
          <text:p/>
        </draw:connector>
        <draw:connector draw:style-name="gr44" draw:text-style-name="P6" draw:layer="layout" draw:line-skew="6.972cm" svg:x1="103.895cm" svg:y1="70.264cm" svg:x2="85.328cm" svg:y2="66.877cm" draw:start-shape="id39" draw:start-glue-point="3" draw:end-shape="id28" draw:end-glue-point="1" svg:d="M103895 70264h-2311v-3387h-16256" svg:viewBox="0 0 18568 3388">
          <text:p/>
        </draw:connector>
        <draw:connector draw:style-name="gr44" draw:text-style-name="P6" draw:layer="layout" draw:line-skew="5.909cm" svg:x1="104.245cm" svg:y1="73.582cm" svg:x2="85.328cm" svg:y2="66.877cm" draw:start-shape="id22" draw:start-glue-point="3" draw:end-shape="id28" draw:end-glue-point="1" svg:d="M104245 73582h-3550v-6705h-15367" svg:viewBox="0 0 18918 6706">
          <text:p/>
        </draw:connector>
        <draw:connector draw:style-name="gr44" draw:text-style-name="P6" draw:layer="layout" draw:line-skew="3.083cm" svg:x1="103.8cm" svg:y1="77.162cm" svg:x2="85.328cm" svg:y2="66.877cm" draw:start-shape="id21" draw:start-glue-point="3" draw:end-shape="id28" draw:end-glue-point="1" svg:d="M103800 77162h-6153v-10285h-12319" svg:viewBox="0 0 18473 10286">
          <text:p/>
        </draw:connector>
        <draw:custom-shape draw:style-name="gr14" draw:text-style-name="P2" xml:id="id41" draw:id="id41" draw:layer="layout" svg:width="3.571cm" svg:height="1.546cm" svg:x="30.076cm" svg:y="43.523cm">
          <text:p text:style-name="P1">Study</text:p>
          <text:p text:style-name="P1"><text:span text:style-name="T1">PK:DB_Study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" xml:id="id40" draw:id="id40" draw:layer="layout" svg:width="5.08cm" svg:height="2.413cm" svg:x="29.321cm" svg:y="46.199cm">
          <text:p text:style-name="P1">Study_entry_list</text:p>
          <text:p text:style-name="P1"><text:span text:style-name="T1">PK:DB_Study_ID,</text:span></text:p>
          <text:p text:style-name="P1"><text:span text:style-name="T1">DB_BMRB_accession_code</text:span></text:p>
          <text:p text:style-name="P1"><text:span text:style-name="T2">FK1:DB_Study_ID</text:span></text:p>
          <text:p text:style-name="P1"><text:span text:style-name="T2">FK2:DB_BMRB_accession_code</text:span></text:p>
          <text:p text:style-name="P1"><text:span text:style-name="T1"/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6" draw:layer="layout" svg:x1="31.861cm" svg:y1="46.199cm" svg:x2="31.861cm" svg:y2="45.069cm" draw:start-shape="id40" draw:start-glue-point="0" draw:end-shape="id41" draw:end-glue-point="2" svg:d="M31861 46199v-1130" svg:viewBox="0 0 1 1131">
          <text:p/>
        </draw:connector>
        <draw:connector draw:style-name="gr7" draw:text-style-name="P6" draw:layer="layout" svg:x1="34.401cm" svg:y1="47.405cm" svg:x2="35.925cm" svg:y2="47.405cm" draw:start-shape="id40" draw:start-glue-point="1" draw:end-shape="id34" draw:end-glue-point="3" svg:d="M34401 47405h1524" svg:viewBox="0 0 1525 1">
          <text:p/>
        </draw:connector>
        <draw:custom-shape draw:style-name="gr46" draw:text-style-name="P2" xml:id="id46" draw:id="id46" draw:layer="layout" svg:width="4.191cm" svg:height="1.438cm" svg:x="75.076cm" svg:y="85.671cm">
          <text:p text:style-name="P1">Entity</text:p>
          <text:p text:style-name="P1"><text:span text:style-name="T1">PK:DB_Entity_I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2" xml:id="id48" draw:id="id48" draw:layer="layout" svg:width="4.191cm" svg:height="2.327cm" svg:x="66.25cm" svg:y="85.227cm">
          <text:p text:style-name="P1">Entity_product</text:p>
          <text:p text:style-name="P1"><text:span text:style-name="T1">PK:DB_Entity_ID,</text:span></text:p>
          <text:p text:style-name="P1"><text:span text:style-name="T1">DB_Product_ID</text:span></text:p>
          <text:p text:style-name="P1"><text:span text:style-name="T2">FK1:DB_Entity_ID</text:span></text:p>
          <text:p text:style-name="P1"><text:span text:style-name="T2">FK2:DB_Product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2" xml:id="id45" draw:id="id45" draw:layer="layout" svg:width="5.461cm" svg:height="2.286cm" svg:x="65.615cm" svg:y="77.728cm">
          <text:p text:style-name="P1">Entity_biological_function</text:p>
          <text:p text:style-name="P1"><text:span text:style-name="T1">PK:DB_Entity_ID,</text:span></text:p>
          <text:p text:style-name="P1"><text:span text:style-name="T1">DB_Biological_function_ID</text:span></text:p>
          <text:p text:style-name="P1"><text:span text:style-name="T2">FK1:DB_Entity_ID</text:span></text:p>
          <text:p text:style-name="P1"><text:span text:style-name="T2">FK2:DB_Biological_function_I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2" xml:id="id49" draw:id="id49" draw:layer="layout" svg:width="4.445cm" svg:height="1.891cm" svg:x="66.123cm" svg:y="89.045cm">
          <text:p text:style-name="P1">Entity_synonym</text:p>
          <text:p text:style-name="P1"><text:span text:style-name="T1">PK:DB_Entity_ID,</text:span></text:p>
          <text:p text:style-name="P1"><text:span text:style-name="T1">Name</text:span></text:p>
          <text:p text:style-name="P1"><text:span text:style-name="T2">FK1:DB_Entity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2" xml:id="id47" draw:id="id47" draw:layer="layout" svg:width="5.461cm" svg:height="2.073cm" svg:x="65.615cm" svg:y="81.878cm">
          <text:p text:style-name="P1">Entity_systematic_name</text:p>
          <text:p text:style-name="P1"><text:span text:style-name="T1">PK:DB_Entity_ID,</text:span></text:p>
          <text:p text:style-name="P1"><text:span text:style-name="T1">Name</text:span></text:p>
          <text:p text:style-name="P1"><text:span text:style-name="T2">FK1:DB_Entity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2" xml:id="id50" draw:id="id50" draw:layer="layout" svg:width="5.461cm" svg:height="2.159cm" svg:x="83.169cm" svg:y="85.311cm">
          <text:p text:style-name="P1">Entity_chem_comp</text:p>
          <text:p text:style-name="P1"><text:span text:style-name="T1">PK:DB_Entity_chem_comp_ID</text:span></text:p>
          <text:p text:style-name="P1"><text:span text:style-name="T2">FK1:DB_Entity_ID</text:span></text:p>
          <text:p text:style-name="P1"><text:span text:style-name="T2">FK2:DB_Chem_comp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2" xml:id="id51" draw:id="id51" draw:layer="layout" svg:width="6.223cm" svg:height="2.032cm" svg:x="82.788cm" svg:y="90.01cm">
          <text:p text:style-name="P1">Entity_segment</text:p>
          <text:p text:style-name="P1"><text:span text:style-name="T1">PK:DB_Entity_segment_ID</text:span></text:p>
          <text:p text:style-name="P1"><text:span text:style-name="T2">FK1:DB_Entity_chem_comp_ID_start</text:span></text:p>
          <text:p text:style-name="P1"><text:span text:style-name="T2">FK2:DB_Entity_chem_comp_ID_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2" xml:id="id52" draw:id="id52" draw:layer="layout" svg:width="6.223cm" svg:height="2.032cm" svg:x="96.632cm" svg:y="85.374cm">
          <text:p text:style-name="P1">Entity_atom</text:p>
          <text:p text:style-name="P1"><text:span text:style-name="T1">PK:DB_Entity_atom_ID</text:span></text:p>
          <text:p text:style-name="P1"><text:span text:style-name="T2">FK1:DB_Entity_chem_comp_ID</text:span></text:p>
          <text:p text:style-name="P1"><text:span text:style-name="T2">FK2:DB_Chem_comp_atom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" xml:id="id53" draw:id="id53" draw:layer="layout" svg:width="6.223cm" svg:height="2.159cm" svg:x="86.379cm" svg:y="80.739cm">
          <text:p text:style-name="P1">Entity_deleted_atom</text:p>
          <text:p text:style-name="P1"><text:span text:style-name="T1">PK:DB_Entity_chem_comp_ID,</text:span></text:p>
          <text:p text:style-name="P1"><text:span text:style-name="T1">DB_Chem_comp_atom_ID</text:span></text:p>
          <text:p text:style-name="P1"><text:span text:style-name="T2">FK1:DB_Entity_chem_comp_ID</text:span></text:p>
          <text:p text:style-name="P1"><text:span text:style-name="T2">FK2:DB_Chem_comp_atom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2" xml:id="id54" draw:id="id54" draw:layer="layout" svg:width="6.223cm" svg:height="1.778cm" svg:x="105.568cm" svg:y="81.12cm">
          <text:p text:style-name="P1">Entity_bond</text:p>
          <text:p text:style-name="P1"><text:span text:style-name="T1">PK:DB_Entity_bond_ID,</text:span></text:p>
          <text:p text:style-name="P1"><text:span text:style-name="T2">FK1:DB_Entity_atom_ID_1</text:span></text:p>
          <text:p text:style-name="P1"><text:span text:style-name="T2">FK2:DB_Entity_atom_ID_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2" xml:id="id55" draw:id="id55" draw:layer="layout" svg:width="6.223cm" svg:height="2.54cm" svg:x="105.568cm" svg:y="85.12cm">
          <text:p text:style-name="P1">Entity_angle</text:p>
          <text:p text:style-name="P1"><text:span text:style-name="T1">PK:DB_Entity_angle_ID,</text:span></text:p>
          <text:p text:style-name="P1"><text:span text:style-name="T2">FK1:DB_Entity_atom_ID_1</text:span></text:p>
          <text:p text:style-name="P1"><text:span text:style-name="T2">FK2:DB_Entity_atom_ID_2</text:span></text:p>
          <text:p text:style-name="P1"><text:span text:style-name="T2">FK2:DB_Entity_atom_ID_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2" xml:id="id56" draw:id="id56" draw:layer="layout" svg:width="6.223cm" svg:height="2.667cm" svg:x="105.568cm" svg:y="89.629cm">
          <text:p text:style-name="P1">Entity_torsion_angle</text:p>
          <text:p text:style-name="P1"><text:span text:style-name="T1">PK:DB_Entity_torsion_angle_ID,</text:span></text:p>
          <text:p text:style-name="P1"><text:span text:style-name="T2">FK1:DB_Entity_atom_ID_1</text:span></text:p>
          <text:p text:style-name="P1"><text:span text:style-name="T2">FK2:DB_Entity_atom_ID_2</text:span></text:p>
          <text:p text:style-name="P1"><text:span text:style-name="T2">FK3:DB_Entity_atom_ID_3</text:span></text:p>
          <text:p text:style-name="P1"><text:span text:style-name="T2">FK4:DB_Entity_atom_ID_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2" xml:id="id43" draw:id="id43" draw:layer="layout" svg:width="5.461cm" svg:height="1.524cm" svg:x="58.312cm" svg:y="91.915cm">
          <text:p text:style-name="P1">Organism</text:p>
          <text:p text:style-name="P1"><text:span text:style-name="T1">PK:DB_Organism_I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2" xml:id="id44" draw:id="id44" draw:layer="layout" svg:width="5.461cm" svg:height="1.524cm" svg:x="58.312cm" svg:y="94.836cm">
          <text:p text:style-name="P1">Source_location</text:p>
          <text:p text:style-name="P1"><text:span text:style-name="T1">PK:DB_Source_location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2" xml:id="id42" draw:id="id42" draw:layer="layout" svg:width="5.461cm" svg:height="3.175cm" svg:x="65.615cm" svg:y="92.262cm">
          <text:p text:style-name="P1">Natural_source</text:p>
          <text:p text:style-name="P1"><text:span text:style-name="T1">PK:DB_Natural_source_ID</text:span></text:p>
          <text:p text:style-name="P1"><text:span text:style-name="T2">FK1:DB_Entity_ID</text:span></text:p>
          <text:p text:style-name="P1"><text:span text:style-name="T2">FK2:DB_Entity_segment_ID</text:span></text:p>
          <text:p text:style-name="P1"><text:span text:style-name="T2">FK3:DB_Organism_ID</text:span></text:p>
          <text:p text:style-name="P1"><text:span text:style-name="T2">FK4:DB_Source_location_ID</text:span></text:p>
          <text:p text:style-name="P1"><text:span text:style-name="T2">FK5:DB_Doc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6" draw:layer="layout" svg:x1="65.615cm" svg:y1="93.849cm" svg:x2="63.773cm" svg:y2="92.677cm" draw:start-shape="id42" draw:start-glue-point="3" draw:end-shape="id43" draw:end-glue-point="1" svg:d="M65615 93849h-921v-1172h-921" svg:viewBox="0 0 1843 1173">
          <text:p/>
        </draw:connector>
        <draw:connector draw:style-name="gr7" draw:text-style-name="P6" draw:layer="layout" svg:x1="65.615cm" svg:y1="93.849cm" svg:x2="63.773cm" svg:y2="95.598cm" draw:start-shape="id42" draw:start-glue-point="3" draw:end-shape="id44" draw:end-glue-point="1" svg:d="M65615 93849h-921v1749h-921" svg:viewBox="0 0 1843 1750">
          <text:p/>
        </draw:connector>
        <draw:connector draw:style-name="gr7" draw:text-style-name="P6" draw:layer="layout" svg:x1="71.076cm" svg:y1="78.871cm" svg:x2="75.076cm" svg:y2="86.39cm" draw:start-shape="id45" draw:start-glue-point="1" draw:end-shape="id46" draw:end-glue-point="3" svg:d="M71076 78871h2000v7519h2000" svg:viewBox="0 0 4001 7520">
          <text:p/>
        </draw:connector>
        <draw:connector draw:style-name="gr7" draw:text-style-name="P6" draw:layer="layout" draw:line-skew="-0.702cm" svg:x1="71.076cm" svg:y1="82.914cm" svg:x2="75.076cm" svg:y2="86.39cm" draw:start-shape="id47" draw:start-glue-point="1" draw:end-shape="id46" draw:end-glue-point="3" svg:d="M71076 82914h1298v3476h2702" svg:viewBox="0 0 4001 3477">
          <text:p/>
        </draw:connector>
        <draw:connector draw:style-name="gr7" draw:text-style-name="P6" draw:layer="layout" svg:x1="70.441cm" svg:y1="86.39cm" svg:x2="75.076cm" svg:y2="86.39cm" draw:start-shape="id48" draw:start-glue-point="1" draw:end-shape="id46" draw:end-glue-point="3" svg:d="M70441 86390h4635" svg:viewBox="0 0 4636 1">
          <text:p/>
        </draw:connector>
        <draw:connector draw:style-name="gr7" draw:text-style-name="P6" draw:layer="layout" draw:line-skew="-0.194cm" svg:x1="70.568cm" svg:y1="89.99cm" svg:x2="75.076cm" svg:y2="86.39cm" draw:start-shape="id49" draw:start-glue-point="1" draw:end-shape="id46" draw:end-glue-point="3" svg:d="M70568 89990h2060v-3600h2448" svg:viewBox="0 0 4509 3601">
          <text:p/>
        </draw:connector>
        <draw:connector draw:style-name="gr7" draw:text-style-name="P6" draw:layer="layout" svg:x1="71.076cm" svg:y1="93.849cm" svg:x2="75.076cm" svg:y2="86.39cm" draw:start-shape="id42" draw:start-glue-point="1" draw:end-shape="id46" draw:end-glue-point="3" svg:d="M71076 93849h2000v-7459h2000" svg:viewBox="0 0 4001 7460">
          <text:p/>
        </draw:connector>
        <draw:connector draw:style-name="gr7" draw:text-style-name="P6" draw:layer="layout" svg:x1="83.169cm" svg:y1="86.39cm" svg:x2="79.267cm" svg:y2="86.39cm" draw:start-shape="id50" draw:start-glue-point="3" draw:end-shape="id46" draw:end-glue-point="1" svg:d="M83169 86390h-3902" svg:viewBox="0 0 3903 1">
          <text:p/>
        </draw:connector>
        <draw:connector draw:style-name="gr7" draw:text-style-name="P6" draw:layer="layout" svg:x1="85.899cm" svg:y1="90.01cm" svg:x2="85.899cm" svg:y2="87.47cm" draw:start-shape="id51" draw:start-glue-point="0" draw:end-shape="id50" draw:end-glue-point="2" svg:d="M85899 90010v-2540" svg:viewBox="0 0 1 2541">
          <text:p/>
        </draw:connector>
        <draw:connector draw:style-name="gr7" draw:text-style-name="P6" draw:layer="layout" svg:x1="96.632cm" svg:y1="86.39cm" svg:x2="88.63cm" svg:y2="86.39cm" draw:start-shape="id52" draw:start-glue-point="3" draw:end-shape="id50" draw:end-glue-point="1" svg:d="M96632 86390h-8002" svg:viewBox="0 0 8003 1">
          <text:p/>
        </draw:connector>
        <draw:connector draw:style-name="gr7" draw:text-style-name="P6" draw:layer="layout" svg:x1="89.49cm" svg:y1="82.898cm" svg:x2="88.63cm" svg:y2="86.39cm" draw:start-shape="id53" draw:start-glue-point="2" draw:end-shape="id50" draw:end-glue-point="1" svg:d="M89490 82898v3492h-860" svg:viewBox="0 0 861 3493">
          <text:p/>
        </draw:connector>
        <draw:connector draw:style-name="gr44" draw:text-style-name="P6" draw:layer="layout" svg:x1="89.49cm" svg:y1="80.739cm" svg:x2="82.47cm" svg:y2="68.041cm" draw:start-shape="id53" draw:start-glue-point="0" draw:end-shape="id28" svg:d="M89490 80739v-6349h-7020v-6349" svg:viewBox="0 0 7021 12699">
          <text:p/>
        </draw:connector>
        <draw:connector draw:style-name="gr44" draw:text-style-name="P6" draw:layer="layout" draw:line-skew="-3.162cm" svg:x1="99.743cm" svg:y1="85.374cm" svg:x2="82.47cm" svg:y2="68.041cm" draw:start-shape="id52" draw:start-glue-point="0" draw:end-shape="id28" draw:end-glue-point="2" svg:d="M99743 85374v-11828h-17273v-5505" svg:viewBox="0 0 17274 17334">
          <text:p/>
        </draw:connector>
        <draw:connector draw:style-name="gr7" draw:text-style-name="P6" draw:layer="layout" svg:x1="105.568cm" svg:y1="82.009cm" svg:x2="102.855cm" svg:y2="86.39cm" draw:start-shape="id54" draw:start-glue-point="3" draw:end-shape="id52" draw:end-glue-point="1" svg:d="M105568 82009h-1357v4381h-1356" svg:viewBox="0 0 2714 4382">
          <text:p/>
        </draw:connector>
        <draw:connector draw:style-name="gr7" draw:text-style-name="P6" draw:layer="layout" svg:x1="105.568cm" svg:y1="86.39cm" svg:x2="102.855cm" svg:y2="86.39cm" draw:start-shape="id55" draw:start-glue-point="3" draw:end-shape="id52" draw:end-glue-point="1" svg:d="M105568 86390h-2713" svg:viewBox="0 0 2714 1">
          <text:p/>
        </draw:connector>
        <draw:connector draw:style-name="gr7" draw:text-style-name="P6" draw:layer="layout" draw:line-skew="0.41cm" svg:x1="105.568cm" svg:y1="90.962cm" svg:x2="102.855cm" svg:y2="86.39cm" draw:start-shape="id56" draw:start-glue-point="3" draw:end-shape="id52" draw:end-glue-point="1" svg:d="M105568 90962h-947v-4572h-1766" svg:viewBox="0 0 2714 4573">
          <text:p/>
        </draw:connector>
        <draw:connector draw:style-name="gr7" draw:text-style-name="P6" draw:layer="layout" draw:line-skew="-1.399cm -5.112cm" svg:x1="82.47cm" svg:y1="53.013cm" svg:x2="36.115cm" svg:y2="58.62cm" draw:start-shape="id33" draw:start-glue-point="0" draw:end-shape="id24" draw:end-glue-point="1" svg:d="M82470 53013v-1900h-29527v7507h-16828" svg:viewBox="0 0 46356 7508">
          <text:p/>
        </draw:connector>
        <draw:connector draw:style-name="gr7" draw:text-style-name="P6" draw:layer="layout" draw:line-skew="-4.07cm" svg:x1="31.988cm" svg:y1="54.619cm" svg:x2="44.846cm" svg:y2="25.13cm" draw:start-shape="id25" draw:start-glue-point="3" draw:end-shape="id1" draw:end-glue-point="3" svg:d="M31988 54619h-4572v-29489h17430" svg:viewBox="0 0 17431 29490">
          <text:p/>
        </draw:connector>
        <draw:connector draw:style-name="gr7" draw:text-style-name="P6" draw:layer="layout" draw:line-skew="-2.236cm" svg:x1="68.494cm" svg:y1="52.886cm" svg:x2="24.526cm" svg:y2="57.007cm" draw:start-shape="id32" draw:start-glue-point="0" draw:end-shape="id57" draw:end-glue-point="0" svg:d="M68494 52886v-2737h-43968v6858" svg:viewBox="0 0 43969 6859">
          <text:p/>
        </draw:connector>
        <draw:connector draw:style-name="gr7" draw:text-style-name="P6" draw:layer="layout" draw:line-skew="-16.591cm" svg:x1="65.615cm" svg:y1="78.871cm" svg:x2="27.225cm" svg:y2="57.782cm" draw:start-shape="id45" draw:start-glue-point="3" draw:end-shape="id57" draw:end-glue-point="1" svg:d="M65615 78871h-35786v-21089h-2604" svg:viewBox="0 0 38391 21090">
          <text:p/>
        </draw:connector>
        <draw:connector draw:style-name="gr7" draw:text-style-name="P6" draw:layer="layout" draw:line-skew="-3.447cm" svg:x1="66.25cm" svg:y1="86.39cm" svg:x2="36.115cm" svg:y2="58.62cm" draw:start-shape="id48" draw:start-glue-point="3" draw:end-shape="id24" draw:end-glue-point="1" svg:d="M66250 86390h-18514v-27770h-11621" svg:viewBox="0 0 30136 27771">
          <text:p/>
        </draw:connector>
        <draw:connector draw:style-name="gr7" draw:text-style-name="P6" draw:layer="layout" svg:x1="71.076cm" svg:y1="93.849cm" svg:x2="82.788cm" svg:y2="91.026cm" draw:start-shape="id42" draw:start-glue-point="1" draw:end-shape="id51" draw:end-glue-point="3" svg:d="M71076 93849h5856v-2823h5856" svg:viewBox="0 0 11713 2824">
          <text:p/>
        </draw:connector>
        <draw:connector draw:style-name="gr8" draw:text-style-name="P6" draw:layer="layout" draw:line-skew="-8.08cm" svg:x1="65.615cm" svg:y1="93.849cm" svg:x2="50.221cm" svg:y2="47.405cm" draw:start-shape="id42" draw:start-glue-point="3" draw:end-shape="id4" draw:end-glue-point="3" svg:d="M65615 93849h-23975v-46444h8581" svg:viewBox="0 0 23976 46445">
          <text:p/>
        </draw:connector>
        <draw:custom-shape draw:style-name="gr46" draw:text-style-name="P2" xml:id="id59" draw:id="id59" draw:layer="layout" svg:width="4.191cm" svg:height="1.438cm" svg:x="73.517cm" svg:y="105.576cm">
          <text:p text:style-name="P1">Assembly</text:p>
          <text:p text:style-name="P1"><text:span text:style-name="T1">PK:DB_Assembly_I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2" xml:id="id62" draw:id="id62" draw:layer="layout" svg:width="4.191cm" svg:height="1.819cm" svg:x="67.04cm" svg:y="111.322cm">
          <text:p text:style-name="P1">Assembly_class</text:p>
          <text:p text:style-name="P1"><text:span text:style-name="T1">PK:DB_Assembly_ID,</text:span></text:p>
          <text:p text:style-name="P1"><text:span text:style-name="T1">Assembly_class</text:span></text:p>
          <text:p text:style-name="P1"><text:span text:style-name="T2">FK1:DB_Assembly_I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2" xml:id="id63" draw:id="id63" draw:layer="layout" svg:width="4.572cm" svg:height="1.819cm" svg:x="79.613cm" svg:y="105.386cm">
          <text:p text:style-name="P1">Assembly_entity</text:p>
          <text:p text:style-name="P1"><text:span text:style-name="T1">PK:DB_Assembly_entity_ID</text:span></text:p>
          <text:p text:style-name="P1"><text:span text:style-name="T2">FK1:DB_Assembly_ID</text:span></text:p>
          <text:p text:style-name="P1"><text:span text:style-name="T2">FK2:DB_Entity_I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2" draw:layer="layout" svg:width="4.191cm" svg:height="1.397cm" svg:x="54.721cm" svg:y="102.014cm">
          <text:p text:style-name="P1">Atom_type</text:p>
          <text:p text:style-name="P1"><text:span text:style-name="T1">PK:DB_Atom_type_I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2" xml:id="id68" draw:id="id68" draw:layer="layout" svg:width="5.461cm" svg:height="3.302cm" svg:x="90.351cm" svg:y="98.79cm">
          <text:p text:style-name="P1">Assembly_deleted_atom</text:p>
          <text:p text:style-name="P1"><text:span text:style-name="T1">PK:DB_Assembly_entity_ID,</text:span></text:p>
          <text:p text:style-name="P1"><text:span text:style-name="T1">DB_Entity_chem_comp_ID,</text:span></text:p>
          <text:p text:style-name="P1"><text:span text:style-name="T1">DB_Chem_comp_atom_ID</text:span></text:p>
          <text:p text:style-name="P1"><text:span text:style-name="T2">FK1:DB_Assembly_entity_ID</text:span></text:p>
          <text:p text:style-name="P1"><text:span text:style-name="T2">FK2:DB_Entity_chem_comp_ID</text:span></text:p>
          <text:p text:style-name="P1"><text:span text:style-name="T2">FK3:DB_Chem_comp_atom_I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2" xml:id="id60" draw:id="id60" draw:layer="layout" svg:width="4.191cm" svg:height="1.819cm" svg:x="67.04cm" svg:y="103.321cm">
          <text:p text:style-name="P1">Assembly_synonym</text:p>
          <text:p text:style-name="P1"><text:span text:style-name="T1">PK:DB_Assembly_ID,</text:span></text:p>
          <text:p text:style-name="P1"><text:span text:style-name="T1">Name</text:span></text:p>
          <text:p text:style-name="P1"><text:span text:style-name="T2">FK1:DB_Assembly_I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2" xml:id="id61" draw:id="id61" draw:layer="layout" svg:width="4.826cm" svg:height="1.819cm" svg:x="66.786cm" svg:y="108.147cm">
          <text:p text:style-name="P1">Assembly_systematic_name</text:p>
          <text:p text:style-name="P1"><text:span text:style-name="T1">PK:DB_Assembly_ID,</text:span></text:p>
          <text:p text:style-name="P1"><text:span text:style-name="T1">Naming_system</text:span></text:p>
          <text:p text:style-name="P1"><text:span text:style-name="T2">FK1:DB_Assembly_I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2" draw:layer="layout" svg:width="4.572cm" svg:height="1.397cm" svg:x="54.34cm" svg:y="105.951cm">
          <text:p text:style-name="P1">Interaction_type</text:p>
          <text:p text:style-name="P1"><text:span text:style-name="T1">PK:DB_Interaction_type_I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2" xml:id="id64" draw:id="id64" draw:layer="layout" svg:width="5.588cm" svg:height="1.819cm" svg:x="86.725cm" svg:y="105.386cm">
          <text:p text:style-name="P1">Assembly_chem_comp</text:p>
          <text:p text:style-name="P1"><text:span text:style-name="T1">PK:DB_Assembly_chem_comp_ID</text:span></text:p>
          <text:p text:style-name="P1"><text:span text:style-name="T2">FK1:DB_Assembly_entity_ID</text:span></text:p>
          <text:p text:style-name="P1"><text:span text:style-name="T2">FK2:DB_Entity_chem_comp_I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2" xml:id="id65" draw:id="id65" draw:layer="layout" svg:width="5.207cm" svg:height="2.327cm" svg:x="93.456cm" svg:y="105.132cm">
          <text:p text:style-name="P1">Assembly_atom</text:p>
          <text:p text:style-name="P1"><text:span text:style-name="T1">PK:DB_Assembly_atom_ID</text:span></text:p>
          <text:p text:style-name="P1"><text:span text:style-name="T2">FK1:DB_Assembly_entity_ID</text:span></text:p>
          <text:p text:style-name="P1"><text:span text:style-name="T2">FK2:DB_Entity_chem_comp_ID</text:span></text:p>
          <text:p text:style-name="P1"><text:span text:style-name="T2">FK3:DB_Chem_comp_atom_I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2" xml:id="id58" draw:id="id58" draw:layer="layout" svg:width="5.207cm" svg:height="2.286cm" svg:x="66.532cm" svg:y="99.425cm">
          <text:p text:style-name="P1">Assembly_biological_function</text:p>
          <text:p text:style-name="P1"><text:span text:style-name="T1">PK:DB_Assembly_ID,</text:span></text:p>
          <text:p text:style-name="P1"><text:span text:style-name="T1">DB_Biological_function_ID</text:span></text:p>
          <text:p text:style-name="P1"><text:span text:style-name="T2">FK1:DB_Assembly_ID</text:span></text:p>
          <text:p text:style-name="P1"><text:span text:style-name="T2">FK2:DB_Biological_function_I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2" draw:layer="layout" svg:width="5.334cm" svg:height="2.159cm" svg:x="100.695cm" svg:y="101.203cm">
          <text:p text:style-name="P1">Assembly_bond</text:p>
          <text:p text:style-name="P1"><text:span text:style-name="T1">PK:DB_Assembly_bond_ID</text:span></text:p>
          <text:p text:style-name="P1"><text:span text:style-name="T2">FK1:DB_Assembly_atom_ID_1</text:span></text:p>
          <text:p text:style-name="P1"><text:span text:style-name="T2">FK2:DB_Assembly_atom_ID_2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2" xml:id="id66" draw:id="id66" draw:layer="layout" svg:width="5.334cm" svg:height="2.159cm" svg:x="100.712cm" svg:y="105.216cm">
          <text:p text:style-name="P1">Assembly_angle</text:p>
          <text:p text:style-name="P1"><text:span text:style-name="T1">PK:DB_Assembly_angle_ID</text:span></text:p>
          <text:p text:style-name="P1"><text:span text:style-name="T2">FK1:DB_Assembly_atom_ID_1</text:span></text:p>
          <text:p text:style-name="P1"><text:span text:style-name="T2">FK2:DB_Assembly_atom_ID_2</text:span></text:p>
          <text:p text:style-name="P1"><text:span text:style-name="T2">FK3:DB_Assembly_atom_ID_3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2" xml:id="id67" draw:id="id67" draw:layer="layout" svg:width="5.969cm" svg:height="2.667cm" svg:x="100.395cm" svg:y="108.95cm">
          <text:p text:style-name="P1">Assembly_torsion_angle</text:p>
          <text:p text:style-name="P1"><text:span text:style-name="T1">PK:DB_Assembly_torsion_angle_ID</text:span></text:p>
          <text:p text:style-name="P1"><text:span text:style-name="T2">FK1:DB_Assembly_atom_ID_1</text:span></text:p>
          <text:p text:style-name="P1"><text:span text:style-name="T2">FK2:DB_Assembly_atom_ID_2</text:span></text:p>
          <text:p text:style-name="P1"><text:span text:style-name="T2">FK3:DB_Assembly_atom_ID_3</text:span></text:p>
          <text:p text:style-name="P1"><text:span text:style-name="T2">FK4:DB_Assembly_atom_ID_4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6" draw:layer="layout" svg:x1="71.739cm" svg:y1="100.568cm" svg:x2="73.517cm" svg:y2="106.295cm" draw:start-shape="id58" draw:start-glue-point="1" draw:end-shape="id59" draw:end-glue-point="3" svg:d="M71739 100568h889v5727h889" svg:viewBox="0 0 1779 5728">
          <text:p/>
        </draw:connector>
        <draw:connector draw:style-name="gr7" draw:text-style-name="P6" draw:layer="layout" svg:x1="71.231cm" svg:y1="104.23cm" svg:x2="73.517cm" svg:y2="106.295cm" draw:start-shape="id60" draw:start-glue-point="1" draw:end-shape="id59" draw:end-glue-point="3" svg:d="M71231 104230h1143v2065h1143" svg:viewBox="0 0 2287 2066">
          <text:p/>
        </draw:connector>
        <draw:connector draw:style-name="gr7" draw:text-style-name="P6" draw:layer="layout" svg:x1="71.612cm" svg:y1="109.056cm" svg:x2="73.517cm" svg:y2="106.295cm" draw:start-shape="id61" draw:start-glue-point="1" draw:end-shape="id59" draw:end-glue-point="3" svg:d="M71612 109056h953v-2761h952" svg:viewBox="0 0 1906 2762">
          <text:p/>
        </draw:connector>
        <draw:connector draw:style-name="gr7" draw:text-style-name="P6" draw:layer="layout" draw:line-skew="-0.254cm" svg:x1="71.231cm" svg:y1="112.231cm" svg:x2="73.517cm" svg:y2="106.295cm" draw:start-shape="id62" draw:start-glue-point="1" draw:end-shape="id59" draw:end-glue-point="3" svg:d="M71231 112231h889v-5936h1397" svg:viewBox="0 0 2287 5937">
          <text:p/>
        </draw:connector>
        <draw:connector draw:style-name="gr7" draw:text-style-name="P6" draw:layer="layout" svg:x1="79.613cm" svg:y1="106.295cm" svg:x2="77.708cm" svg:y2="106.295cm" draw:start-shape="id63" draw:start-glue-point="3" draw:end-shape="id59" draw:end-glue-point="1" svg:d="M79613 106295h-1905" svg:viewBox="0 0 1906 1">
          <text:p/>
        </draw:connector>
        <draw:connector draw:style-name="gr7" draw:text-style-name="P6" draw:layer="layout" svg:x1="86.725cm" svg:y1="106.295cm" svg:x2="84.185cm" svg:y2="106.295cm" draw:start-shape="id64" draw:start-glue-point="3" draw:end-shape="id63" draw:end-glue-point="1" svg:d="M86725 106295h-2540" svg:viewBox="0 0 2541 1">
          <text:p/>
        </draw:connector>
        <draw:connector draw:style-name="gr7" draw:text-style-name="P6" draw:layer="layout" svg:x1="96.059cm" svg:y1="107.459cm" svg:x2="81.899cm" svg:y2="107.205cm" draw:start-shape="id65" draw:start-glue-point="2" draw:end-shape="id63" draw:end-glue-point="2" svg:d="M96059 107459v501h-14160v-755" svg:viewBox="0 0 14161 756">
          <text:p/>
        </draw:connector>
        <draw:connector draw:style-name="gr7" draw:text-style-name="P6" draw:layer="layout" svg:x1="100.295cm" svg:y1="102.2cm" svg:x2="98.663cm" svg:y2="106.295cm" draw:end-shape="id65" svg:d="M100295 102200h-565v4095h-1067" svg:viewBox="0 0 1633 4096">
          <text:p/>
        </draw:connector>
        <draw:connector draw:style-name="gr7" draw:text-style-name="P6" draw:layer="layout" svg:x1="100.712cm" svg:y1="106.295cm" svg:x2="98.663cm" svg:y2="106.295cm" draw:start-shape="id66" draw:start-glue-point="3" draw:end-shape="id65" draw:end-glue-point="1" svg:d="M100712 106295h-2049" svg:viewBox="0 0 2050 1">
          <text:p/>
        </draw:connector>
        <draw:connector draw:style-name="gr7" draw:text-style-name="P6" draw:layer="layout" svg:x1="100.395cm" svg:y1="110.283cm" svg:x2="98.663cm" svg:y2="106.295cm" draw:start-shape="id67" draw:start-glue-point="3" draw:end-shape="id65" draw:end-glue-point="1" svg:d="M100395 110283h-866v-3988h-866" svg:viewBox="0 0 1733 3989">
          <text:p/>
        </draw:connector>
        <draw:connector draw:style-name="gr7" draw:text-style-name="P6" draw:layer="layout" svg:x1="81.899cm" svg:y1="105.386cm" svg:x2="77.171cm" svg:y2="87.109cm" draw:start-shape="id63" draw:end-shape="id46" draw:end-glue-point="2" svg:d="M81899 105386v-9138h-4728v-9139" svg:viewBox="0 0 4729 18278">
          <text:p/>
        </draw:connector>
        <draw:connector draw:style-name="gr7" draw:text-style-name="P6" draw:layer="layout" svg:x1="89.519cm" svg:y1="105.386cm" svg:x2="88.63cm" svg:y2="86.39cm" draw:start-shape="id64" draw:start-glue-point="0" draw:end-shape="id50" draw:end-glue-point="1" svg:d="M89519 105386v-18996h-889" svg:viewBox="0 0 890 18997">
          <text:p/>
        </draw:connector>
        <draw:connector draw:style-name="gr7" draw:text-style-name="P6" draw:layer="layout" draw:line-skew="-1.905cm" svg:x1="90.351cm" svg:y1="100.441cm" svg:x2="84.185cm" svg:y2="106.295cm" draw:start-shape="id68" draw:start-glue-point="3" draw:end-shape="id63" draw:end-glue-point="1" svg:d="M90351 100441h-4988v5854h-1178" svg:viewBox="0 0 6167 5855">
          <text:p/>
        </draw:connector>
        <draw:connector draw:style-name="gr7" draw:text-style-name="P6" draw:layer="layout" draw:line-skew="0.237cm" svg:x1="90.351cm" svg:y1="100.441cm" svg:x2="88.63cm" svg:y2="86.39cm" draw:start-shape="id68" draw:start-glue-point="3" draw:end-shape="id50" draw:end-glue-point="1" svg:d="M90351 100441h-624v-14051h-1097" svg:viewBox="0 0 1722 14052">
          <text:p/>
        </draw:connector>
        <draw:connector draw:style-name="gr44" draw:text-style-name="P6" draw:layer="layout" svg:x1="90.351cm" svg:y1="100.441cm" svg:x2="82.47cm" svg:y2="68.041cm" draw:start-shape="id68" draw:start-glue-point="3" draw:end-shape="id28" draw:end-glue-point="2" svg:d="M90351 100441h-7881v-32400" svg:viewBox="0 0 7882 32401">
          <text:p/>
        </draw:connector>
        <draw:connector draw:style-name="gr7" draw:text-style-name="P6" draw:layer="layout" svg:x1="96.059cm" svg:y1="105.132cm" svg:x2="88.63cm" svg:y2="86.39cm" draw:start-shape="id65" draw:start-glue-point="0" draw:end-shape="id50" draw:end-glue-point="1" svg:d="M96059 105132v-18742h-7429" svg:viewBox="0 0 7430 18743">
          <text:p/>
        </draw:connector>
        <draw:connector draw:style-name="gr44" draw:text-style-name="P6" draw:layer="layout" draw:line-skew="-7.989cm" svg:x1="96.059cm" svg:y1="105.132cm" svg:x2="82.47cm" svg:y2="68.041cm" draw:start-shape="id65" draw:start-glue-point="0" draw:end-shape="id28" svg:d="M96059 105132v-26535h-13589v-10556" svg:viewBox="0 0 13590 37092">
          <text:p/>
        </draw:connector>
        <draw:connector draw:style-name="gr7" draw:text-style-name="P6" draw:layer="layout" draw:line-skew="-15.906cm" svg:x1="66.532cm" svg:y1="100.568cm" svg:x2="27.225cm" svg:y2="57.782cm" draw:start-shape="id58" draw:start-glue-point="3" draw:end-shape="id57" draw:end-glue-point="1" svg:d="M66532 100568h-35560v-42786h-3747" svg:viewBox="0 0 39308 4278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0%" draw:textarea-horizontal-align="left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9.999cm" fo:page-height="299.99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2T10:34:55.797950250</meta:creation-date>
    <dc:date>2016-02-11T09:34:12.088258607</dc:date>
    <meta:editing-duration>P3DT17H8M22S</meta:editing-duration>
    <meta:editing-cycles>25</meta:editing-cycles>
    <meta:generator>LibreOffice/5.0.3.2$Linux_X86_64 LibreOffice_project/00m0$Build-2</meta:generator>
    <meta:document-statistic meta:object-count="154"/>
  </office:meta>
</office:document-meta>
</file>